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3" manifest:media-type="application/x-openoffice-gdimetafile;windows_formatname=&quot;GDIMetaFile&quot;"/>
  <manifest:file-entry manifest:full-path="ObjectReplacements/Object 32" manifest:media-type=""/>
  <manifest:file-entry manifest:full-path="ObjectReplacements/Object 57" manifest:media-type="application/x-openoffice-gdimetafile;windows_formatname=&quot;GDIMetaFile&quot;"/>
  <manifest:file-entry manifest:full-path="ObjectReplacements/Object 22" manifest:media-type=""/>
  <manifest:file-entry manifest:full-path="ObjectReplacements/Object 47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0" manifest:media-type=""/>
  <manifest:file-entry manifest:full-path="ObjectReplacements/Object 50" manifest:media-type="application/x-openoffice-gdimetafile;windows_formatname=&quot;GDIMetaFile&quot;"/>
  <manifest:file-entry manifest:full-path="ObjectReplacements/Object 41" manifest:media-type=""/>
  <manifest:file-entry manifest:full-path="ObjectReplacements/Object 51" manifest:media-type="application/x-openoffice-gdimetafile;windows_formatname=&quot;GDIMetaFile&quot;"/>
  <manifest:file-entry manifest:full-path="ObjectReplacements/Object 61" manifest:media-type="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30" manifest:media-type=""/>
  <manifest:file-entry manifest:full-path="ObjectReplacements/Object 5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2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"/>
  <manifest:file-entry manifest:full-path="ObjectReplacements/Object 46" manifest:media-type=""/>
  <manifest:file-entry manifest:full-path="ObjectReplacements/Object 31" manifest:media-type=""/>
  <manifest:file-entry manifest:full-path="ObjectReplacements/Object 56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5671" officeooo:paragraph-rsid="00075671"/>
    </style:style>
    <style:style style:name="P2" style:family="paragraph" style:parent-style-name="Standard">
      <style:text-properties style:text-underline-style="solid" style:text-underline-width="auto" style:text-underline-color="font-color" officeooo:rsid="00075671" officeooo:paragraph-rsid="00075671"/>
    </style:style>
    <style:style style:name="P3" style:family="paragraph" style:parent-style-name="Standard">
      <style:text-properties officeooo:rsid="000799e1" officeooo:paragraph-rsid="000799e1"/>
    </style:style>
    <style:style style:name="P4" style:family="paragraph" style:parent-style-name="Standard">
      <style:text-properties style:font-name="Liberation Serif" fo:font-size="12pt" officeooo:rsid="000799e1" officeooo:paragraph-rsid="000799e1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84840" officeooo:paragraph-rsid="00084840" style:font-size-asian="12pt" style:font-size-complex="12pt"/>
    </style:style>
    <style:style style:name="P6" style:family="paragraph" style:parent-style-name="Standard">
      <style:text-properties officeooo:rsid="000a3006" officeooo:paragraph-rsid="000a3006"/>
    </style:style>
    <style:style style:name="P7" style:family="paragraph" style:parent-style-name="Standard">
      <style:text-properties style:text-underline-style="none" officeooo:rsid="000a3006" officeooo:paragraph-rsid="000a3006"/>
    </style:style>
    <style:style style:name="P8" style:family="paragraph" style:parent-style-name="Standard">
      <style:text-properties style:text-underline-style="none" officeooo:rsid="000b3301" officeooo:paragraph-rsid="000b3301"/>
    </style:style>
    <style:style style:name="P9" style:family="paragraph" style:parent-style-name="Standard">
      <style:text-properties style:font-name="DejaVu Sans Mono" officeooo:rsid="000799e1" officeooo:paragraph-rsid="000799e1"/>
    </style:style>
    <style:style style:name="P10" style:family="paragraph" style:parent-style-name="Standard">
      <style:text-properties style:text-line-through-style="none" style:text-line-through-type="none" style:font-name="DejaVu Sans" fo:font-size="13pt" fo:language="es" fo:country="ES" style:text-underline-style="none" fo:font-weight="normal" officeooo:rsid="0007f8bf" officeooo:paragraph-rsid="00075671" style:font-name-asian="Droid Sans Fallback" style:font-size-asian="13pt" style:font-weight-asian="normal" style:font-name-complex="Droid Sans Devanagari" style:font-size-complex="13pt" style:font-weight-complex="normal"/>
    </style:style>
    <style:style style:name="P11" style:family="paragraph" style:parent-style-name="Standard">
      <style:text-properties style:text-line-through-style="none" style:text-line-through-type="none" style:font-name="DejaVu Sans" fo:font-size="13pt" fo:language="es" fo:country="ES" style:text-underline-style="none" fo:font-weight="normal" officeooo:rsid="0007f8bf" officeooo:paragraph-rsid="000799e1" style:font-name-asian="Droid Sans Fallback" style:font-size-asian="13pt" style:font-weight-asian="normal" style:font-name-complex="Droid Sans Devanagari" style:font-size-complex="13pt" style:font-weight-complex="normal"/>
    </style:style>
    <style:style style:name="P12" style:family="paragraph" style:parent-style-name="Standard">
      <style:text-properties style:text-line-through-style="none" style:text-line-through-type="none" style:font-name="Liberation Serif" fo:font-size="13pt" fo:language="es" fo:country="ES" style:text-underline-style="none" fo:font-weight="normal" officeooo:rsid="0007f8bf" officeooo:paragraph-rsid="00084840" style:font-name-asian="Droid Sans Fallback" style:font-size-asian="13pt" style:font-weight-asian="normal" style:font-name-complex="Droid Sans Devanagari" style:font-size-complex="13pt" style:font-weight-complex="normal"/>
    </style:style>
    <style:style style:name="P13" style:family="paragraph" style:parent-style-name="Standard">
      <style:text-properties style:text-line-through-style="none" style:text-line-through-type="none" style:font-name="Liberation Serif" fo:font-size="13pt" fo:language="es" fo:country="ES" style:text-underline-style="none" fo:font-weight="normal" officeooo:rsid="00084840" officeooo:paragraph-rsid="00084840" style:font-name-asian="Droid Sans Fallback" style:font-size-asian="13pt" style:font-weight-asian="normal" style:font-name-complex="Droid Sans Devanagari" style:font-size-complex="13pt" style:font-weight-complex="normal"/>
    </style:style>
    <style:style style:name="P14" style:family="paragraph" style:parent-style-name="Standard" style:list-style-name="L1">
      <style:text-properties style:text-line-through-style="none" style:text-line-through-type="none" style:font-name="Liberation Serif" fo:font-size="13pt" fo:language="es" fo:country="ES" style:text-underline-style="none" fo:font-weight="normal" officeooo:rsid="00084840" officeooo:paragraph-rsid="00084840" style:font-name-asian="Droid Sans Fallback" style:font-size-asian="13pt" style:font-weight-asian="normal" style:font-name-complex="Droid Sans Devanagari" style:font-size-complex="13pt" style:font-weight-complex="normal"/>
    </style:style>
    <style:style style:name="P15" style:family="paragraph" style:parent-style-name="Standard">
      <style:text-properties style:text-line-through-style="none" style:text-line-through-type="none" style:font-name="Liberation Serif" fo:font-size="13pt" fo:language="es" fo:country="ES" style:text-underline-style="none" fo:font-weight="normal" officeooo:rsid="000a3006" officeooo:paragraph-rsid="000a3006" style:font-name-asian="Droid Sans Fallback" style:font-size-asian="13pt" style:font-weight-asian="normal" style:font-name-complex="Droid Sans Devanagari" style:font-size-complex="13pt" style:font-weight-complex="normal"/>
    </style:style>
    <style:style style:name="P16" style:family="paragraph" style:parent-style-name="Standard">
      <style:text-properties style:text-line-through-style="none" style:text-line-through-type="none" style:font-name="Liberation Serif" fo:font-size="13pt" fo:language="es" fo:country="ES" fo:font-style="normal" style:text-underline-style="none" fo:font-weight="normal" officeooo:rsid="000a3006" officeooo:paragraph-rsid="000a3006" style:font-name-asian="Droid Sans Fallback" style:font-size-asian="13pt" style:font-style-asian="normal" style:font-weight-asian="normal" style:font-name-complex="Droid Sans Devanagari" style:font-size-complex="13pt" style:font-weight-complex="normal"/>
    </style:style>
    <style:style style:name="P17" style:family="paragraph" style:parent-style-name="Standard">
      <style:text-properties style:text-line-through-style="none" style:text-line-through-type="none" style:font-name="Liberation Serif" fo:font-size="13pt" fo:language="es" fo:country="ES" fo:font-style="normal" style:text-underline-style="none" fo:font-weight="normal" officeooo:rsid="000b3301" officeooo:paragraph-rsid="000b3301" style:font-name-asian="Droid Sans Fallback" style:font-size-asian="13pt" style:font-style-asian="normal" style:font-weight-asian="normal" style:font-name-complex="Droid Sans Devanagari" style:font-size-complex="13pt" style:font-weight-complex="normal"/>
    </style:style>
    <style:style style:name="T1" style:family="text">
      <style:text-properties style:text-line-through-style="none" style:text-line-through-type="none" style:font-name="DejaVu Sans" fo:font-size="13pt" fo:language="es" fo:country="ES" style:text-underline-style="none" fo:font-weight="normal" officeooo:rsid="0007f8bf" style:font-name-asian="Droid Sans Fallback" style:font-size-asian="13pt" style:font-weight-asian="normal" style:font-name-complex="Droid Sans Devanagari" style:font-size-complex="13pt" style:font-weight-complex="normal"/>
    </style:style>
    <style:style style:name="T2" style:family="text">
      <style:text-properties style:text-line-through-style="none" style:text-line-through-type="none" style:font-name="DejaVu Sans" fo:font-size="13pt" fo:language="es" fo:country="ES" style:text-underline-style="none" fo:font-weight="normal" officeooo:rsid="00075343" style:font-name-asian="Droid Sans Fallback" style:font-size-asian="13pt" style:font-weight-asian="normal" style:font-name-complex="Droid Sans Devanagari" style:font-size-complex="13pt" style:font-weight-complex="normal"/>
    </style:style>
    <style:style style:name="T3" style:family="text">
      <style:text-properties style:text-line-through-style="none" style:text-line-through-type="none" style:font-name="Liberation Serif" fo:font-size="13pt" fo:language="es" fo:country="ES" fo:font-style="normal" style:text-underline-style="none" fo:font-weight="normal" officeooo:rsid="00075343" style:font-name-asian="Droid Sans Fallback" style:font-size-asian="13pt" style:font-style-asian="normal" style:font-weight-asian="normal" style:font-name-complex="Droid Sans Devanagari" style:font-size-complex="13pt" style:font-weight-complex="normal"/>
    </style:style>
    <style:style style:name="T4" style:family="text">
      <style:text-properties style:text-line-through-style="none" style:text-line-through-type="none" style:font-name="Liberation Serif" fo:font-size="13pt" fo:language="es" fo:country="ES" fo:font-style="normal" fo:font-weight="normal" style:font-name-asian="Droid Sans Fallback" style:font-size-asian="13pt" style:font-style-asian="normal" style:font-weight-asian="normal" style:font-name-complex="Droid Sans Devanagari" style:font-size-complex="13pt" style:font-weight-complex="normal"/>
    </style:style>
    <style:style style:name="T5" style:family="text">
      <style:text-properties style:text-line-through-style="none" style:text-line-through-type="none" style:font-name="Liberation Serif" fo:font-size="13pt" fo:language="es" fo:country="ES" fo:font-style="normal" fo:font-weight="normal" officeooo:rsid="000b3301" style:font-name-asian="Droid Sans Fallback" style:font-size-asian="13pt" style:font-style-asian="normal" style:font-weight-asian="normal" style:font-name-complex="Droid Sans Devanagari" style:font-size-complex="13pt" style:font-weight-complex="normal"/>
    </style:style>
    <style:style style:name="T6" style:family="text">
      <style:text-properties style:text-line-through-style="none" style:text-line-through-type="none" style:font-name="Liberation Serif" fo:font-size="13pt" fo:language="es" fo:country="ES" style:text-underline-style="none" fo:font-weight="normal" style:font-name-asian="Droid Sans Fallback" style:font-size-asian="13pt" style:font-weight-asian="normal" style:font-name-complex="Droid Sans Devanagari" style:font-size-complex="13pt" style:font-weight-complex="normal"/>
    </style:style>
    <style:style style:name="T7" style:family="text">
      <style:text-properties style:text-line-through-style="none" style:text-line-through-type="none" style:font-name="Liberation Serif" fo:font-size="13pt" fo:language="es" fo:country="ES" style:text-underline-style="none" fo:font-weight="normal" officeooo:rsid="00084840" style:font-name-asian="Droid Sans Fallback" style:font-size-asian="13pt" style:font-weight-asian="normal" style:font-name-complex="Droid Sans Devanagari" style:font-size-complex="13pt" style:font-weight-complex="normal"/>
    </style:style>
    <style:style style:name="T8" style:family="text">
      <style:text-properties style:text-line-through-style="none" style:text-line-through-type="none" style:font-name="Liberation Serif" fo:font-size="13pt" fo:language="es" fo:country="ES" fo:font-weight="normal" style:font-name-asian="Droid Sans Fallback" style:font-size-asian="13pt" style:font-weight-asian="normal" style:font-name-complex="Droid Sans Devanagari" style:font-size-complex="13pt" style:font-weight-complex="normal"/>
    </style:style>
    <style:style style:name="T9" style:family="text">
      <style:text-properties style:text-line-through-style="none" style:text-line-through-type="none" fo:language="es" fo:country="ES" style:text-underline-style="none" fo:font-weight="normal" style:font-name-asian="Droid Sans Fallback" style:font-weight-asian="normal" style:font-name-complex="Droid Sans Devanagari" style:font-weight-complex="normal"/>
    </style:style>
    <style:style style:name="T10" style:family="text">
      <style:text-properties style:text-line-through-style="none" style:text-line-through-type="none" fo:language="es" fo:country="ES" style:text-underline-style="none" fo:font-weight="normal" officeooo:rsid="0007f8bf" style:font-name-asian="Droid Sans Fallback" style:font-weight-asian="normal" style:font-name-complex="Droid Sans Devanagari" style:font-weight-complex="normal"/>
    </style:style>
    <style:style style:name="T11" style:family="text">
      <style:text-properties style:text-line-through-style="none" style:text-line-through-type="none" fo:font-size="13pt" fo:language="es" fo:country="ES" style:text-underline-style="none" fo:font-weight="normal" style:font-name-asian="Droid Sans Fallback" style:font-size-asian="13pt" style:font-weight-asian="normal" style:font-name-complex="Droid Sans Devanagari" style:font-size-complex="13pt" style:font-weight-complex="normal"/>
    </style:style>
    <style:style style:name="T12" style:family="text">
      <style:text-properties style:text-line-through-style="none" style:text-line-through-type="none" fo:font-size="13pt" fo:language="es" fo:country="ES" style:text-underline-style="none" fo:font-weight="normal" officeooo:rsid="0007f8bf" style:font-name-asian="Droid Sans Fallback" style:font-size-asian="13pt" style:font-weight-asian="normal" style:font-name-complex="Droid Sans Devanagari" style:font-size-complex="13pt" style:font-weight-complex="normal"/>
    </style:style>
    <style:style style:name="T13" style:family="text">
      <style:text-properties style:text-line-through-style="none" style:text-line-through-type="none" fo:font-size="13pt" fo:language="es" fo:country="ES" style:text-underline-style="none" fo:font-weight="normal" officeooo:rsid="000d43aa" style:font-name-asian="Droid Sans Fallback" style:font-size-asian="13pt" style:font-weight-asian="normal" style:font-name-complex="Droid Sans Devanagari" style:font-size-complex="13pt" style:font-weight-complex="normal"/>
    </style:style>
    <style:style style:name="T14" style:family="text">
      <style:text-properties officeooo:rsid="000a3006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officeooo:rsid="000b330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mula de cramer</text:p>
      <text:p text:style-name="P1"/>
      <text:p text:style-name="P1">Un sistema es de cramer si su matriz de coeficientes es cuadrada y regular. Si AX=B es la expresión matricial de un sistema de cramer entonces el sistema es compatible determinado y su única solución es <text:s/><draw:frame draw:style-name="fr1" draw:name="Objeto1" text:anchor-type="as-char" svg:y="-0.437cm" svg:width="4.371cm" svg:height="0.593cm" draw:z-index="0"><draw:object xlink:href="./Object 1" xlink:type="simple" xlink:show="embed" xlink:actuate="onLoad"/><draw:image xlink:href="./ObjectReplacements/Object 1" xlink:type="simple" xlink:show="embed" xlink:actuate="onLoad"/></draw:frame>donde <draw:frame draw:style-name="fr1" draw:name="Objeto60" text:anchor-type="as-char" svg:y="-0.377cm" svg:width="0.695cm" svg:height="0.531cm" draw:z-index="6"><draw:object xlink:href="./Object 60" xlink:type="simple" xlink:show="embed" xlink:actuate="onLoad"/><draw:image xlink:href="./ObjectReplacements/Object 60" xlink:type="simple" xlink:show="embed" xlink:actuate="onLoad"/></draw:frame>es la matriz que se obtiene a partir de la matriz A quitándole la columna i y colocando en su lugar la columna B</text:p>
      <text:p text:style-name="P1"/>
      <text:p text:style-name="P1">Ejercicio:</text:p>
      <text:p text:style-name="P1">Probar que el siguiente sistema con coeficientes en<draw:frame draw:style-name="fr1" draw:name="Objeto61" text:anchor-type="as-char" svg:y="-0.295cm" svg:width="0.526cm" svg:height="0.385cm" draw:z-index="18"><draw:object xlink:href="./Object 61" xlink:type="simple" xlink:show="embed" xlink:actuate="onLoad"/><draw:image xlink:href="./ObjectReplacements/Object 61" xlink:type="simple" xlink:show="embed" xlink:actuate="onLoad"/></draw:frame>es de cramer y calcular su solución utilizando la formula de cramer</text:p>
      <text:p text:style-name="P1"/>
      <text:p text:style-name="P1">x+y+z=1<text:span text:style-name="T3">⎫</text:span></text:p>
      <text:p text:style-name="P1">x-y+z=0 <text:span text:style-name="T1">⎬</text:span><text:span text:style-name="T2"> </text:span></text:p>
      <text:p text:style-name="P1">x+y-z=2 <text:span text:style-name="T1">⎭</text:span></text:p>
      <text:p text:style-name="P1"/>
      <text:p text:style-name="P1">Vamos a ver si tiene determinante distinto de 0</text:p>
      <text:p text:style-name="P1"/>
      <text:p text:style-name="P1"><draw:frame draw:style-name="fr1" draw:name="Objeto4" text:anchor-type="as-char" svg:y="-0.917cm" svg:width="6.184cm" svg:height="1.623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"/>
      <text:p text:style-name="P1"><draw:frame draw:style-name="fr1" draw:name="Objeto3" text:anchor-type="as-char" svg:y="-1cm" svg:width="7.694cm" svg:height="1.789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= <draw:frame draw:style-name="fr1" draw:name="Objeto2" text:anchor-type="as-char" svg:y="-0.619cm" svg:width="4.295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x=1</text:p>
      <text:p text:style-name="P1">y=1/2</text:p>
      <text:p text:style-name="P1">z=-1/2</text:p>
      <text:p text:style-name="P1"/>
      <text:p text:style-name="P1">La formula de cramer también sirve para resolver sistemas compatibles indeterminados como se muestra en los siguientes 3 ejemplos</text:p>
      <text:p text:style-name="P1"/>
      <text:p text:style-name="P1">Ejercicio: Resolver el siguiente sistema con coeficientes en<draw:frame draw:style-name="fr1" draw:name="Objeto6" text:anchor-type="as-char" svg:y="-0.295cm" svg:width="0.688cm" svg:height="0.448cm" draw:z-index="51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x+y+z=3 <text:s/><text:span text:style-name="T3">⎫</text:span></text:p>
      <text:p text:style-name="P1">x+y+2z=1<text:span text:style-name="T1">⎭</text:span></text:p>
      <text:p text:style-name="P1"/>
      <text:p text:style-name="P1"><draw:frame draw:style-name="fr1" draw:name="Objeto25" text:anchor-type="as-char" svg:y="-0.644cm" svg:width="3.311cm" svg:height="1.074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"><draw:frame draw:style-name="fr1" draw:name="Objeto5" text:anchor-type="as-char" svg:y="-0.644cm" svg:width="3.909cm" svg:height="1.07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/>
      <text:p text:style-name="P1">Como el rango de la matriz de los coeficientes vale 2 quiere decir que hay dos columnas linealmente independientes, dejamos esas incógnitas en la parte izquierda y las llamamos incógnitas principales. El resto de las incógnitas las pasamos al otro lado de la igualdad y las llamamos incógnitas no principales</text:p>
      <text:p text:style-name="P1"/>
      <text:p text:style-name="P1"/>
      <text:p text:style-name="P1"><text:soft-page-break/>x+z=3+4y <text:s/><text:span text:style-name="T3">⎫</text:span></text:p>
      <text:p text:style-name="P1">x+2z=1+4y<text:span text:style-name="T1">⎭</text:span></text:p>
      <text:p text:style-name="P10"/>
      <text:p text:style-name="P1"><draw:frame draw:style-name="fr1" draw:name="Objeto7" text:anchor-type="as-char" svg:y="-0.64cm" svg:width="1.79cm" svg:height="1.07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to8" text:anchor-type="as-char" svg:y="-0.697cm" svg:width="6.9cm" svg:height="1.182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"/>
      <text:p text:style-name="P3"><text:span text:style-name="T15">1+3y-1-4y=-</text:span><text:span text:style-name="T16">y</text:span><text:span text:style-name="T3">⎫</text:span></text:p>
      <text:p text:style-name="P3"><text:span text:style-name="T15">1+4y-3-4y=3 </text:span><text:span text:style-name="T1">⎭</text:span></text:p>
      <text:p text:style-name="P3"/>
      <text:p text:style-name="P9">x=4y+z=3</text:p>
      <text:p text:style-name="P3"/>
      <text:p text:style-name="P3">Resolver el siguiente sistema con coeficientes en<draw:frame draw:style-name="fr2" draw:name="Objeto62" text:anchor-type="as-char" svg:y="-0.295cm" svg:width="0.526cm" svg:height="0.385cm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P3"/>
      <text:p text:style-name="P3"><text:span text:style-name="T15">x-y+z=1 <text:s text:c="2"/></text:span><text:span text:style-name="T3">⎫</text:span></text:p>
      <text:p text:style-name="P3"><text:span text:style-name="T15">2x+3y+z=2 </text:span><text:span text:style-name="T1">⎬</text:span></text:p>
      <text:p text:style-name="P3"><text:span text:style-name="T15">3x+2y+2z=3</text:span><text:span text:style-name="T1">⎭</text:span></text:p>
      <text:p text:style-name="P11"/>
      <text:p text:style-name="P3"><draw:frame draw:style-name="fr1" draw:name="Objeto9" text:anchor-type="as-char" svg:y="-0.919cm" svg:width="3.639cm" svg:height="1.626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draw:frame draw:style-name="fr1" draw:name="Objeto10" text:anchor-type="as-char" svg:y="-0.919cm" svg:width="4.237cm" svg:height="1.626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3"/>
      <text:p text:style-name="P3">Sistema compatible indeterminado</text:p>
      <text:p text:style-name="P3"/>
      <text:p text:style-name="P3">Como el rango de la matriz vale 2 he deducido que la dos primeras ecuaciones son linealmente independientes y la tercera es combinación lineal de ellas, por tanto si quito la tercera ecuacion obtengo un sistema equivalente</text:p>
      <text:p text:style-name="P3"/>
      <text:p text:style-name="P3"><draw:frame draw:style-name="fr1" draw:name="Objeto11" text:anchor-type="as-char" svg:y="-0.644cm" svg:width="3.632cm" svg:height="1.074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3"/>
      <text:p text:style-name="P3">Como el rango de la matriz de los coeficientes vale 2, hay dos columnas linealmente independientes</text:p>
      <text:p text:style-name="P3"/>
      <text:p text:style-name="P3">Me voy a quedar con la x y la y como <text:span text:style-name="T14">incógnitas</text:span> principales</text:p>
      <text:p text:style-name="P3"/>
      <text:p text:style-name="P3">x-y=1-z</text:p>
      <text:p text:style-name="P3">2x+3y=2-z</text:p>
      <text:p text:style-name="P3"/>
      <text:p text:style-name="P3"><draw:frame draw:style-name="fr1" draw:name="Objeto12" text:anchor-type="as-char" svg:y="-0.64cm" svg:width="2.111cm" svg:height="1.071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3"><draw:frame draw:style-name="fr1" draw:name="Objeto13" text:anchor-type="as-char" svg:y="-0.697cm" svg:width="7.576cm" svg:height="1.18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3"/>
      <text:p text:style-name="P3">x=-4/5z+1, y=z/5</text:p>
      <text:p text:style-name="P3">Resolver el siguiente sistema con coeficientes en<draw:frame draw:style-name="fr1" draw:name="Objeto14" text:anchor-type="as-char" svg:y="-0.295cm" svg:width="0.69cm" svg:height="0.44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text:soft-page-break/></text:p>
      <text:p text:style-name="P3">x+y+z+t=1 <text:s text:c="3"/><text:span text:style-name="T3">⎫</text:span></text:p>
      <text:p text:style-name="P3">x+y+2z+3t=2<text:span text:style-name="T1">⎭</text:span></text:p>
      <text:p text:style-name="P11"/>
      <text:p text:style-name="P4"><text:span text:style-name="T10">x</text:span><text:span text:style-name="T9">+z=1+6y+6y </text:span><text:span text:style-name="T3">⎫</text:span></text:p>
      <text:p text:style-name="P4"><text:span text:style-name="T9">x+2z=2+6y+4t</text:span><text:span text:style-name="T1">⎭</text:span></text:p>
      <text:p text:style-name="P11"/>
      <text:p text:style-name="P11"><draw:frame draw:style-name="fr1" draw:name="Objeto15" text:anchor-type="as-char" svg:y="-0.64cm" svg:width="1.79cm" svg:height="1.071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p text:style-name="P11"/>
      <text:p text:style-name="P11"><draw:frame draw:style-name="fr1" draw:name="Objeto16" text:anchor-type="as-char" svg:y="-0.697cm" svg:width="9.417cm" svg:height="1.182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12"/>
      <text:p text:style-name="P5"><text:span text:style-name="T12">x</text:span><text:span text:style-name="T11">=6y+t</text:span></text:p>
      <text:p text:style-name="P13">z=1+5t</text:p>
      <text:p text:style-name="P13"/>
      <text:p text:style-name="P13">Ecuaciones cartesianas de un subespacio vectorial</text:p>
      <text:p text:style-name="P13"/>
      <text:p text:style-name="P5"><text:span text:style-name="T11">Sea U un subespacio vectorial de V </text:span><text:span text:style-name="T13">donde</text:span><text:span text:style-name="T11"><draw:frame draw:style-name="fr1" draw:name="Objeto18" text:anchor-type="as-char" svg:y="-0.377cm" svg:width="3.205cm" svg:height="0.531cm" draw:z-index="56"><draw:object xlink:href="./Object 19" xlink:type="simple" xlink:show="embed" xlink:actuate="onLoad"/><draw:image xlink:href="./ObjectReplacements/Object 19" xlink:type="simple" xlink:show="embed" xlink:actuate="onLoad"/></draw:frame></text:span><text:span text:style-name="T11">es una base de V </text:span><text:span text:style-name="T13">y </text:span><text:span text:style-name="T11"><draw:frame draw:style-name="fr1" draw:name="Objeto17" text:anchor-type="as-char" svg:y="-0.377cm" svg:width="3.226cm" svg:height="0.531cm" draw:z-index="60"><draw:object xlink:href="./Object 18" xlink:type="simple" xlink:show="embed" xlink:actuate="onLoad"/><draw:image xlink:href="./ObjectReplacements/Object 18" xlink:type="simple" xlink:show="embed" xlink:actuate="onLoad"/></draw:frame></text:span><text:span text:style-name="T11">es una base de U </text:span></text:p>
      <text:p text:style-name="P13"/>
      <text:p text:style-name="P13">Supongamos que </text:p>
      <text:p text:style-name="P13"/>
      <text:p text:style-name="P13"><draw:frame draw:style-name="fr1" draw:name="Objeto20" text:anchor-type="as-char" svg:y="-0.386cm" svg:width="11.913cm" svg:height="0.542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/>
      <text:p text:style-name="P13"><draw:frame draw:style-name="fr1" draw:name="Objeto21" text:anchor-type="as-char" svg:y="-0.386cm" svg:width="1.96cm" svg:height="0.508cm" draw:z-index="20"><draw:object xlink:href="./Object 22" xlink:type="simple" xlink:show="embed" xlink:actuate="onLoad"/><draw:image xlink:href="./ObjectReplacements/Object 22" xlink:type="simple" xlink:show="embed" xlink:actuate="onLoad"/></draw:frame></text:p>
      <text:p text:style-name="P13"/>
      <text:p text:style-name="P5"><text:span text:style-name="T11">Sea </text:span><text:span text:style-name="T11"><draw:frame draw:style-name="fr1" draw:name="Objeto22" text:anchor-type="as-char" svg:y="-0.377cm" svg:width="1.087cm" svg:height="0.467cm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11">, </text:span><text:span text:style-name="T11"><draw:frame draw:style-name="fr1" draw:name="Objeto23" text:anchor-type="as-char" svg:y="-0.386cm" svg:width="3.969cm" svg:height="0.542cm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11">entonces</text:span><text:span text:style-name="T11"><draw:frame draw:style-name="fr1" draw:name="Objeto24" text:anchor-type="as-char" svg:y="-0.377cm" svg:width="1.117cm" svg:height="0.467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1">si y solo si el rango de la siguiente matriz vale r</text:span></text:p>
      <text:p text:style-name="P13"/>
      <text:p text:style-name="P5"><draw:frame draw:style-name="fr1" draw:name="Objeto19" text:anchor-type="as-char" svg:y="-1.268cm" svg:width="5.66cm" svg:height="2.388cm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13"/>
      <text:p text:style-name="P13">Para que eso ocurra ciertos determinantes deben de valer 0. El desarrollo de dichos determinantes igualados a 0 nos proporciona n-r ecuaciones linealmente independientes de la forma</text:p>
      <text:p text:style-name="P13"/>
      <text:p text:style-name="P13"><draw:frame draw:style-name="fr1" draw:name="Objeto26" text:anchor-type="as-char" svg:y="-0.377cm" svg:width="4.628cm" svg:height="0.531cm" draw:z-index="23"><draw:object xlink:href="./Object 26" xlink:type="simple" xlink:show="embed" xlink:actuate="onLoad"/><draw:image xlink:href="./ObjectReplacements/Object 26" xlink:type="simple" xlink:show="embed" xlink:actuate="onLoad"/></draw:frame></text:p>
      <text:p text:style-name="P13"><draw:frame draw:style-name="fr1" draw:name="Objeto28" text:anchor-type="as-char" svg:y="-0.309cm" svg:width="0.45cm" svg:height="0.3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3"><draw:frame draw:style-name="fr1" draw:name="Objeto27" text:anchor-type="as-char" svg:y="-0.377cm" svg:width="5.502cm" svg:height="0.531cm" draw:z-index="24"><draw:object xlink:href="./Object 27" xlink:type="simple" xlink:show="embed" xlink:actuate="onLoad"/><draw:image xlink:href="./ObjectReplacements/Object 27" xlink:type="simple" xlink:show="embed" xlink:actuate="onLoad"/></draw:frame></text:p>
      <text:p text:style-name="P13"/>
      <text:p text:style-name="P13">A las que llamaremos ecuaciones cartesianas de u respecto de la base B</text:p>
      <text:p text:style-name="P13"><text:soft-page-break/>Nota: </text:p>
      <text:list xml:id="list2153296476" text:style-name="L1">
        <text:list-item>
          <text:p text:style-name="P14">U viene dado por dimV-dimU ecuaciones cartesianas</text:p>
        </text:list-item>
        <text:list-item>
          <text:p text:style-name="P14">Si nos piden las ecuaciones cartesianas de un subespacio y no nos dicen respecto de que base, supondremos que es respecto de la base canónica</text:p>
        </text:list-item>
      </text:list>
      <text:p text:style-name="P13"/>
      <text:p text:style-name="P6"><text:span text:style-name="T7">E</text:span><text:span text:style-name="T6">jercicio:</text:span></text:p>
      <text:p text:style-name="P6"><text:span text:style-name="T6">Dada la base</text:span><text:span text:style-name="T6"><draw:frame draw:style-name="fr1" draw:name="Objeto30" text:anchor-type="as-char" svg:y="-0.386cm" svg:width="4.992cm" svg:height="0.508cm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6">en </text:span><text:span text:style-name="T6"><draw:frame draw:style-name="fr1" draw:name="Objeto29" text:anchor-type="as-char" svg:y="-0.437cm" svg:width="0.654cm" svg:height="0.527cm" draw:z-index="26"><draw:object xlink:href="./Object 29" xlink:type="simple" xlink:show="embed" xlink:actuate="onLoad"/><draw:image xlink:href="./ObjectReplacements/Object 29" xlink:type="simple" xlink:show="embed" xlink:actuate="onLoad"/></draw:frame></text:span><text:span text:style-name="T6">calcular las ecuaciones cartesianas respecto de la base B del subespacio vectorial U generado por</text:span><text:span text:style-name="T6"><draw:frame draw:style-name="fr1" draw:name="Objeto31" text:anchor-type="as-char" svg:y="-0.386cm" svg:width="3.006cm" svg:height="0.508cm" draw:z-index="28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5"/>
      <text:p text:style-name="P15"><draw:frame draw:style-name="fr1" draw:name="Objeto32" text:anchor-type="as-char" svg:y="-0.386cm" svg:width="2.441cm" svg:height="0.542cm" draw:z-index="29"><draw:object xlink:href="./Object 32" xlink:type="simple" xlink:show="embed" xlink:actuate="onLoad"/><draw:image xlink:href="./ObjectReplacements/Object 32" xlink:type="simple" xlink:show="embed" xlink:actuate="onLoad"/></draw:frame></text:p>
      <text:p text:style-name="P15"><draw:frame draw:style-name="fr1" draw:name="Objeto33" text:anchor-type="as-char" svg:y="-0.386cm" svg:width="3.057cm" svg:height="0.542cm" draw:z-index="30"><draw:object xlink:href="./Object 33" xlink:type="simple" xlink:show="embed" xlink:actuate="onLoad"/><draw:image xlink:href="./ObjectReplacements/Object 33" xlink:type="simple" xlink:show="embed" xlink:actuate="onLoad"/></draw:frame></text:p>
      <text:p text:style-name="P15"/>
      <text:p text:style-name="P6"><text:span text:style-name="T6">Si quiero que</text:span><text:span text:style-name="T6"><draw:frame draw:style-name="fr1" draw:name="Objeto34" text:anchor-type="as-char" svg:y="-0.919cm" svg:width="2.783cm" svg:height="1.626cm" draw:z-index="31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6">→ </text:span><text:span text:style-name="T6"><draw:frame draw:style-name="fr1" draw:name="Objeto35" text:anchor-type="as-char" svg:y="-0.64cm" svg:width="1.866cm" svg:height="1.071cm" draw:z-index="32"><draw:object xlink:href="./Object 35" xlink:type="simple" xlink:show="embed" xlink:actuate="onLoad"/><draw:image xlink:href="./ObjectReplacements/Object 35" xlink:type="simple" xlink:show="embed" xlink:actuate="onLoad"/><svg:desc>fórmula</svg:desc></draw:frame></text:span><text:span text:style-name="T6">y </text:span><text:span text:style-name="T6"><draw:frame draw:style-name="fr1" draw:name="Objeto36" text:anchor-type="as-char" svg:y="-0.64cm" svg:width="1.82cm" svg:height="1.071cm" draw:z-index="33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6">→ y=0, x-z=0</text:span></text:p>
      <text:p text:style-name="P15"/>
      <text:p text:style-name="P15">Ejercicio:</text:p>
      <text:p text:style-name="P7"><text:span text:style-name="T8">Sea U el subespacio vectorial de</text:span><text:span text:style-name="T8"><draw:frame draw:style-name="fr1" draw:name="Objeto38" text:anchor-type="as-char" svg:y="-0.437cm" svg:width="0.663cm" svg:height="0.527cm" draw:z-index="38"><draw:object xlink:href="./Object 38" xlink:type="simple" xlink:show="embed" xlink:actuate="onLoad"/><draw:image xlink:href="./ObjectReplacements/Object 38" xlink:type="simple" xlink:show="embed" xlink:actuate="onLoad"/></draw:frame></text:span><text:span text:style-name="T8">generado por </text:span><text:span text:style-name="T8"><draw:frame draw:style-name="fr1" draw:name="Objeto37" text:anchor-type="as-char" svg:y="-0.386cm" svg:width="5.295cm" svg:height="0.508cm" draw:z-index="34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15">Calcular las ecuaciones cartesianas de U</text:p>
      <text:p text:style-name="P15"/>
      <text:p text:style-name="P15"><draw:frame draw:style-name="fr1" draw:name="Objeto39" text:anchor-type="as-char" svg:y="-0.919cm" svg:width="9.139cm" svg:height="1.626cm" draw:z-index="36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15"/>
      <text:p text:style-name="P15"><draw:frame draw:style-name="fr1" draw:name="Objeto41" text:anchor-type="as-char" svg:y="-0.386cm" svg:width="5.237cm" svg:height="0.542cm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15"/>
      <text:p text:style-name="P7"><text:span text:style-name="T4"><draw:frame draw:style-name="fr1" draw:name="Objeto40" text:anchor-type="as-char" svg:y="-1.196cm" svg:width="3.695cm" svg:height="2.18cm" draw:z-index="37"><draw:object xlink:href="./Object 40" xlink:type="simple" xlink:show="embed" xlink:actuate="onLoad"/><draw:image xlink:href="./ObjectReplacements/Object 40" xlink:type="simple" xlink:show="embed" xlink:actuate="onLoad"/></draw:frame></text:span><text:span text:style-name="T4">→ </text:span><text:span text:style-name="T4"><draw:frame draw:style-name="fr1" draw:name="Objeto42" text:anchor-type="as-char" svg:y="-0.917cm" svg:width="2.775cm" svg:height="1.623cm" draw:z-index="39"><draw:object xlink:href="./Object 42" xlink:type="simple" xlink:show="embed" xlink:actuate="onLoad"/><draw:image xlink:href="./ObjectReplacements/Object 42" xlink:type="simple" xlink:show="embed" xlink:actuate="onLoad"/><svg:desc>fórmula</svg:desc></draw:frame></text:span><text:span text:style-name="T4">y </text:span><text:span text:style-name="T4"><draw:frame draw:style-name="fr1" draw:name="Objeto43" text:anchor-type="as-char" svg:y="-0.917cm" svg:width="2.768cm" svg:height="1.623cm" draw:z-index="40"><draw:object xlink:href="./Object 43" xlink:type="simple" xlink:show="embed" xlink:actuate="onLoad"/><draw:image xlink:href="./ObjectReplacements/Object 43" xlink:type="simple" xlink:show="embed" xlink:actuate="onLoad"/><svg:desc>fórmula</svg:desc></draw:frame></text:span><text:span text:style-name="T4">→ -x+2y-z=0 y x-t=0</text:span></text:p>
      <text:p text:style-name="P16"/>
      <text:p text:style-name="P7"><text:span text:style-name="T4">Nota: En el ejercicio anterior</text:span><text:span text:style-name="T4"><draw:frame draw:style-name="fr1" draw:name="Objeto44" text:anchor-type="as-char" svg:y="-0.437cm" svg:width="8.251cm" svg:height="0.557cm" draw:z-index="41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16"/>
      <text:p text:style-name="P7"><text:span text:style-name="T4">Ejercicio: Dados los subespacios vectoriales de</text:span><text:span text:style-name="T4"><draw:frame draw:style-name="fr1" draw:name="Objeto48" text:anchor-type="as-char" svg:y="-0.437cm" svg:width="0.688cm" svg:height="0.591cm" draw:z-index="59"><draw:object xlink:href="./Object 48" xlink:type="simple" xlink:show="embed" xlink:actuate="onLoad"/><draw:image xlink:href="./ObjectReplacements/Object 48" xlink:type="simple" xlink:show="embed" xlink:actuate="onLoad"/></draw:frame></text:span><text:span text:style-name="T4">:</text:span><text:span text:style-name="T4"><draw:frame draw:style-name="fr1" draw:name="Objeto46" text:anchor-type="as-char" svg:y="-0.386cm" svg:width="4.022cm" svg:height="0.508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4">y </text:span><text:span text:style-name="T4"><draw:frame draw:style-name="fr1" draw:name="Objeto45" text:anchor-type="as-char" svg:y="-0.386cm" svg:width="4.105cm" svg:height="0.508cm" draw:z-index="42"><draw:object xlink:href="./Object 45" xlink:type="simple" xlink:show="embed" xlink:actuate="onLoad"/><draw:image xlink:href="./ObjectReplacements/Object 45" xlink:type="simple" xlink:show="embed" xlink:actuate="onLoad"/></draw:frame></text:span><text:span text:style-name="T4">. </text:span><text:span text:style-name="T5">C</text:span><text:span text:style-name="T4">alcular una base de</text:span><text:span text:style-name="T4"><draw:frame draw:style-name="fr1" draw:name="Objeto47" text:anchor-type="as-char" svg:y="-0.377cm" svg:width="1.309cm" svg:height="0.467cm" draw:z-index="44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16"/>
      <text:p text:style-name="P17">Vamos a calcular las ecuaciones cartesianas de U </text:p>
      <text:p text:style-name="P17"/>
      <text:p text:style-name="P8"><text:span text:style-name="T4"><draw:frame draw:style-name="fr1" draw:name="Objeto49" text:anchor-type="as-char" svg:y="-0.919cm" svg:width="3.367cm" svg:height="1.626cm" draw:z-index="46"><draw:object xlink:href="./Object 49" xlink:type="simple" xlink:show="embed" xlink:actuate="onLoad"/><draw:image xlink:href="./ObjectReplacements/Object 49" xlink:type="simple" xlink:show="embed" xlink:actuate="onLoad"/><svg:desc>fórmula</svg:desc></draw:frame></text:span><text:span text:style-name="T4">→ </text:span><text:span text:style-name="T4"><draw:frame draw:style-name="fr1" draw:name="Objeto50" text:anchor-type="as-char" svg:y="-0.917cm" svg:width="2.447cm" svg:height="1.623cm" draw:z-index="47"><draw:object xlink:href="./Object 50" xlink:type="simple" xlink:show="embed" xlink:actuate="onLoad"/><draw:image xlink:href="./ObjectReplacements/Object 50" xlink:type="simple" xlink:show="embed" xlink:actuate="onLoad"/><svg:desc>fórmula</svg:desc></draw:frame></text:span><text:span text:style-name="T4">→ 4x+z=0</text:span></text:p>
      <text:p text:style-name="P17"/>
      <text:p text:style-name="P17">Vamos a calcular las ecuaciones cartesianas de W</text:p>
      <text:p text:style-name="P17"/>
      <text:p text:style-name="P8"><text:soft-page-break/><text:span text:style-name="T4"><draw:frame draw:style-name="fr1" draw:name="Objeto51" text:anchor-type="as-char" svg:y="-0.919cm" svg:width="3.424cm" svg:height="1.626cm" draw:z-index="48"><draw:object xlink:href="./Object 51" xlink:type="simple" xlink:show="embed" xlink:actuate="onLoad"/><draw:image xlink:href="./ObjectReplacements/Object 51" xlink:type="simple" xlink:show="embed" xlink:actuate="onLoad"/><svg:desc>fórmula</svg:desc></draw:frame></text:span><text:span text:style-name="T4">→ </text:span><text:span text:style-name="T4"><draw:frame draw:style-name="fr1" draw:name="Objeto52" text:anchor-type="as-char" svg:y="-0.917cm" svg:width="2.494cm" svg:height="1.623cm" draw:z-index="49"><draw:object xlink:href="./Object 52" xlink:type="simple" xlink:show="embed" xlink:actuate="onLoad"/><draw:image xlink:href="./ObjectReplacements/Object 52" xlink:type="simple" xlink:show="embed" xlink:actuate="onLoad"/><svg:desc>fórmula</svg:desc></draw:frame></text:span><text:span text:style-name="T4">→ x+y=0</text:span></text:p>
      <text:p text:style-name="P17"/>
      <text:p text:style-name="P8"><text:span text:style-name="T4"><draw:frame draw:style-name="fr1" draw:name="Objeto55" text:anchor-type="as-char" svg:y="-0.437cm" svg:width="5.63cm" svg:height="0.591cm" draw:z-index="52"><draw:object xlink:href="./Object 55" xlink:type="simple" xlink:show="embed" xlink:actuate="onLoad"/><draw:image xlink:href="./ObjectReplacements/Object 55" xlink:type="simple" xlink:show="embed" xlink:actuate="onLoad"/></draw:frame></text:span><text:span text:style-name="T4">,</text:span><text:span text:style-name="T4"><draw:frame draw:style-name="fr1" draw:name="Objeto54" text:anchor-type="as-char" svg:y="-0.437cm" svg:width="5.463cm" svg:height="0.591cm" draw:z-index="54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17"/>
      <text:p text:style-name="P17"><draw:frame draw:style-name="fr1" draw:name="Objeto53" text:anchor-type="as-char" svg:y="-0.437cm" svg:width="7.895cm" svg:height="0.591cm" draw:z-index="50"><draw:object xlink:href="./Object 53" xlink:type="simple" xlink:show="embed" xlink:actuate="onLoad"/><draw:image xlink:href="./ObjectReplacements/Object 53" xlink:type="simple" xlink:show="embed" xlink:actuate="onLoad"/></draw:frame></text:p>
      <text:p text:style-name="P17"/>
      <text:p text:style-name="P8"><text:span text:style-name="T4">Como</text:span><text:span text:style-name="T4"><draw:frame draw:style-name="fr1" draw:name="Objeto58" text:anchor-type="as-char" svg:y="-0.377cm" svg:width="1.309cm" svg:height="0.467cm" draw:z-index="57"><draw:object xlink:href="./Object 58" xlink:type="simple" xlink:show="embed" xlink:actuate="onLoad"/><draw:image xlink:href="./ObjectReplacements/Object 58" xlink:type="simple" xlink:show="embed" xlink:actuate="onLoad"/></draw:frame></text:span><text:span text:style-name="T4">viene dado por dos ecuaciones linealmente independientes entonces la dimensión de</text:span><text:span text:style-name="T4"><draw:frame draw:style-name="fr1" draw:name="Objeto59" text:anchor-type="as-char" svg:y="-0.377cm" svg:width="1.309cm" svg:height="0.467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4">es 3-2 </text:span></text:p>
      <text:p text:style-name="P17"/>
      <text:p text:style-name="P8"><text:span text:style-name="T4"><draw:frame draw:style-name="fr1" draw:name="Objeto57" text:anchor-type="as-char" svg:y="-0.377cm" svg:width="1.997cm" svg:height="0.467cm" draw:z-index="55"><draw:object xlink:href="./Object 57" xlink:type="simple" xlink:show="embed" xlink:actuate="onLoad"/><draw:image xlink:href="./ObjectReplacements/Object 57" xlink:type="simple" xlink:show="embed" xlink:actuate="onLoad"/></draw:frame></text:span><text:span text:style-name="T4">= 3-2=1</text:span></text:p>
      <text:p text:style-name="P17"/>
      <text:p text:style-name="P17"><draw:frame draw:style-name="fr1" draw:name="Objeto56" text:anchor-type="as-char" svg:y="-0.386cm" svg:width="2.976cm" svg:height="0.542cm" draw:z-index="53"><draw:object xlink:href="./Object 56" xlink:type="simple" xlink:show="embed" xlink:actuate="onLoad"/><draw:image xlink:href="./ObjectReplacements/Object 5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5.98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9:35:46.859428459</meta:creation-date>
    <dc:date>2019-01-16T23:10:49.747403348</dc:date>
    <meta:editing-duration>PT29M1S</meta:editing-duration>
    <meta:editing-cycles>5</meta:editing-cycles>
    <meta:generator>LibreOffice/6.0.7.3.0$Linux_X86_64 LibreOffice_project/00m0$Build-3</meta:generator>
    <meta:document-statistic meta:table-count="0" meta:image-count="0" meta:object-count="62" meta:page-count="5" meta:paragraph-count="88" meta:word-count="503" meta:character-count="3009" meta:non-whitespace-character-count="2557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sup>
            <mi>A</mi>
            <mrow>
              <mo stretchy="false">−</mo>
              <mn>1</mn>
            </mrow>
          </msup>
        </mrow>
        <mo fence="true" stretchy="true">|</mo>
      </mrow>
      <mrow>
        <mo fence="true" stretchy="false">(</mo>
        <mrow>
          <mrow>
            <mrow>
              <mo fence="true" stretchy="true">|</mo>
              <mrow>
                <msub>
                  <mi>M</mi>
                  <mn>1</mn>
                </msub>
              </mrow>
              <mo fence="true" stretchy="true">|</mo>
            </mrow>
            <mi>,</mi>
            <mrow>
              <mo fence="true" stretchy="true">|</mo>
              <mrow>
                <msub>
                  <mi>M</mi>
                  <mi>n</mi>
                </msub>
              </mrow>
              <mo fence="true" stretchy="true">|</mo>
            </mrow>
            <mi>,</mi>
            <mi>…</mi>
            <mn>.</mn>
            <mrow>
              <mo fence="true" stretchy="true">|</mo>
              <mrow>
                <msub>
                  <mi>M</mi>
                  <mi>n</mi>
                </msub>
              </mrow>
              <mo fence="true" stretchy="true">|</mo>
            </mrow>
          </mrow>
        </mrow>
        <mo fence="true" stretchy="false">)</mo>
      </mrow>
    </mrow>
    <annotation encoding="StarMath 5.0">abs A ^ -1 (abs M_ 1 , abs M_ n , …. abs M_ n ) </annotation>
  </semantics>
</math>
</file>

<file path=Object 10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1</mn>
                </mtd>
              </mtr>
              <mtr>
                <mtd>
                  <mn>2</mn>
                </mtd>
                <mtd>
                  <mn>3</mn>
                </mtd>
                <mtd>
                  <mn>1</mn>
                </mtd>
              </mtr>
              <mtr>
                <mtd>
                  <mn>3</mn>
                </mtd>
                <mtd>
                  <mn>2</mn>
                </mtd>
                <mtd>
                  <mn>2</mn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 ( matrix{1#-1#1##2#3#1##3#2#2}right ) = 2
</annotation>
  </semantics>
</math>
</file>

<file path=Object 11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1</mn>
                </mtd>
                <mtd>
                  <mn>1</mn>
                </mtd>
              </mtr>
              <mtr>
                <mtd>
                  <mn>2</mn>
                </mtd>
                <mtd>
                  <mn>3</mn>
                </mtd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2</mn>
                </mtd>
                <mtd>
                  <mn>2</mn>
                </mtd>
                <mtd>
                  <mn>3</mn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 ( matrix{1#-1#1#1##2#3#1#2##3#2#2#3}right ) = 2
</annotation>
  </semantics>
</math>
</file>

<file path=Object 12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1</mn>
                </mtd>
              </mtr>
              <mtr>
                <mtd>
                  <mn>2</mn>
                </mtd>
                <mtd>
                  <mn>3</mn>
                </mtd>
                <mtd>
                  <mn>1</mn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 ( matrix{1#-1#1##2#3#1}right ) = 2
</annotation>
  </semantics>
</math>
</file>

<file path=Object 13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3</mn>
              </mtd>
            </mtr>
          </mtable>
        </mrow>
        <mo fence="true" stretchy="true">|</mo>
      </mrow>
      <mo stretchy="false">=</mo>
      <mn>1</mn>
    </mrow>
    <annotation encoding="StarMath 5.0">left lline matrix{1#-1##2#3}right rline = 1</annotation>
  </semantics>
</math>
</file>

<file path=Object 14/content.xml><?xml version="1.0" encoding="utf-8"?>
<math xmlns="http://www.w3.org/1998/Math/MathML" display="block">
  <semantics>
    <mrow>
      <mfrac>
        <mn>1</mn>
        <mn>5</mn>
      </mfrac>
      <mrow>
        <mrow>
          <mo fence="true" stretchy="true">(</mo>
          <mrow>
            <mrow>
              <mspace width="2em"/>
              <mrow>
                <mo fence="true" stretchy="true">|</mo>
                <mrow>
                  <mtable>
                    <mtr>
                      <mtd>
                        <mrow>
                          <mn>1</mn>
                          <mo stretchy="false">−</mo>
                          <mi>z</mi>
                        </mrow>
                      </mtd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n>2</mn>
                          <mo stretchy="false">−</mo>
                          <mi>z</mi>
                        </mrow>
                      </mtd>
                      <mtd>
                        <mn>3</mn>
                      </mtd>
                    </mtr>
                  </mtable>
                </mrow>
                <mo fence="true" stretchy="true">|</mo>
              </mrow>
              <mi>,</mi>
              <mrow>
                <mo fence="true" stretchy="true">|</mo>
                <mrow>
                  <mtable>
                    <mtr>
                      <mtd>
                        <mn>1</mn>
                      </mtd>
                      <mtd>
                        <mrow>
                          <mn>1</mn>
                          <mo stretchy="false">−</mo>
                          <mi>z</mi>
                        </mrow>
                      </mtd>
                    </mtr>
                    <mtr>
                      <mtd>
                        <mn>2</mn>
                      </mtd>
                      <mtd>
                        <mrow>
                          <mn>2</mn>
                          <mo stretchy="false">−</mo>
                          <mi>z</mi>
                        </mrow>
                      </mtd>
                    </mtr>
                  </mtable>
                </mrow>
                <mo fence="true" stretchy="true">|</mo>
              </mrow>
              <mspace width="2em"/>
            </mrow>
          </mrow>
          <mo fence="true" stretchy="true">)</mo>
        </mrow>
        <mo stretchy="false">=</mo>
        <mfrac>
          <mn>1</mn>
          <mn>5</mn>
        </mfrac>
      </mrow>
      <mrow>
        <mo fence="true" stretchy="false">(</mo>
        <mrow>
          <mrow>
            <mrow>
              <mo stretchy="false">−</mo>
              <mn>4</mn>
            </mrow>
            <mrow>
              <mi>z</mi>
              <mo stretchy="false">+</mo>
              <mn>5</mn>
            </mrow>
            <mi>,</mi>
            <mi>z</mi>
          </mrow>
        </mrow>
        <mo fence="true" stretchy="false">)</mo>
      </mrow>
    </mrow>
    <annotation encoding="StarMath 5.0">1 over 5  left ( ~left lline matrix{1-z#-1##2-z#3}right rline, left lline matrix{1#1-z##2#2-z}right rline ~right ) = 1 over 5 ( -4z+5,z )</annotation>
  </semantics>
</math>
</file>

<file path=Object 15/content.xml><?xml version="1.0" encoding="utf-8"?>
<math xmlns="http://www.w3.org/1998/Math/MathML" display="block">
  <semantics>
    <msub>
      <mi mathvariant="normal">ℤ</mi>
      <mn>7</mn>
    </msub>
    <annotation encoding="StarMath 5.0"> setz_ 7 </annotation>
  </semantics>
</math>
</file>

<file path=Object 16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</mtr>
          </mtable>
        </mrow>
        <mo fence="true" stretchy="true">|</mo>
      </mrow>
      <mo stretchy="false">=</mo>
      <mn>1</mn>
    </mrow>
    <annotation encoding="StarMath 5.0">left lline matrix{1#1##1#2}right rline = 1</annotation>
  </semantics>
</math>
</file>

<file path=Object 17/content.xml><?xml version="1.0" encoding="utf-8"?>
<math xmlns="http://www.w3.org/1998/Math/MathML" display="block">
  <semantics>
    <mrow>
      <msup>
        <mn>1</mn>
        <mrow>
          <mo stretchy="false">−</mo>
          <mn>1</mn>
        </mrow>
      </msup>
      <mrow>
        <mrow>
          <mo fence="true" stretchy="true">(</mo>
          <mrow>
            <mrow>
              <mspace width="2em"/>
              <mrow>
                <mo fence="true" stretchy="true">|</mo>
                <mrow>
                  <mtable>
                    <mtr>
                      <mtd>
                        <mrow>
                          <mrow>
                            <mn>1</mn>
                            <mo stretchy="false">+</mo>
                            <mn>6</mn>
                          </mrow>
                          <mrow>
                            <mi>y</mi>
                            <mo stretchy="false">+</mo>
                            <mn>6</mn>
                          </mrow>
                          <mi>t</mi>
                        </mrow>
                      </mtd>
                      <mtd>
                        <mn>1</mn>
                      </mtd>
                    </mtr>
                    <mtr>
                      <mtd>
                        <mrow>
                          <mrow>
                            <mn>2</mn>
                            <mo stretchy="false">+</mo>
                            <mn>6</mn>
                          </mrow>
                          <mrow>
                            <mi>y</mi>
                            <mo stretchy="false">+</mo>
                            <mn>4</mn>
                          </mrow>
                          <mi>t</mi>
                        </mrow>
                      </mtd>
                      <mtd>
                        <mn>2</mn>
                      </mtd>
                    </mtr>
                  </mtable>
                </mrow>
                <mo fence="true" stretchy="true">|</mo>
              </mrow>
              <mi>,</mi>
              <mrow>
                <mo fence="true" stretchy="true">|</mo>
                <mrow>
                  <mtable>
                    <mtr>
                      <mtd>
                        <mn>1</mn>
                      </mtd>
                      <mtd>
                        <mrow>
                          <mrow>
                            <mn>1</mn>
                            <mo stretchy="false">+</mo>
                            <mn>6</mn>
                          </mrow>
                          <mrow>
                            <mi>y</mi>
                            <mo stretchy="false">+</mo>
                            <mn>6</mn>
                          </mrow>
                          <mi>t</mi>
                        </mrow>
                      </mtd>
                    </mtr>
                    <mtr>
                      <mtd>
                        <mn>1</mn>
                      </mtd>
                      <mtd>
                        <mrow>
                          <mrow>
                            <mn>2</mn>
                            <mo stretchy="false">+</mo>
                            <mn>6</mn>
                          </mrow>
                          <mrow>
                            <mi>y</mi>
                            <mo stretchy="false">+</mo>
                            <mn>4</mn>
                          </mrow>
                          <mi>t</mi>
                        </mrow>
                      </mtd>
                    </mtr>
                  </mtable>
                </mrow>
                <mo fence="true" stretchy="true">|</mo>
              </mrow>
              <mspace width="2em"/>
            </mrow>
          </mrow>
          <mo fence="true" stretchy="true">)</mo>
        </mrow>
        <mo stretchy="false">=</mo>
        <mrow>
          <mo fence="true" stretchy="false">(</mo>
          <mrow>
            <mrow>
              <mn>6</mn>
              <mrow>
                <mi>y</mi>
                <mo stretchy="false">+</mo>
                <mi>t</mi>
              </mrow>
              <mrow>
                <mn>,1</mn>
                <mo stretchy="false">+</mo>
                <mn>5</mn>
              </mrow>
              <mi>t</mi>
            </mrow>
          </mrow>
          <mo fence="true" stretchy="false">)</mo>
        </mrow>
      </mrow>
    </mrow>
    <annotation encoding="StarMath 5.0">1 ^ -1  left ( ~left lline matrix{1+6y+6t#1##2+6y+4t#2}right rline, left lline matrix{1#1+6y+6t##1#2+6y+4t}right rline ~right ) =( 6y+t,1+5t )</annotation>
  </semantics>
</math>
</file>

<file path=Object 18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over accent="true">
              <msub>
                <mi>u</mi>
                <mn>1,</mn>
              </msub>
              <mo stretchy="false">⃗</mo>
            </mover>
            <mover accent="true">
              <msub>
                <mi>u</mi>
                <mn>2</mn>
              </msub>
              <mo stretchy="false">⃗</mo>
            </mover>
            <mi>,</mi>
            <mi>…</mi>
            <mi>,</mi>
            <mover accent="true">
              <msub>
                <mi>u</mi>
                <mi>n</mi>
              </msub>
              <mo stretchy="false">⃗</mo>
            </mover>
          </mrow>
        </mrow>
        <mo fence="true" stretchy="false">}</mo>
      </mrow>
    </mrow>
    <annotation encoding="StarMath 5.0">B_u = lbrace vec u_ 1, vec u_ 2 ,…, vec u_ n  rbrace</annotation>
  </semantics>
</math>
</file>

<file path=Object 19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over accent="true">
              <msub>
                <mi>v</mi>
                <mn>1</mn>
              </msub>
              <mo stretchy="false">⃗</mo>
            </mover>
            <mi>,</mi>
            <mover accent="true">
              <msub>
                <mi>v</mi>
                <mn>2</mn>
              </msub>
              <mo stretchy="false">⃗</mo>
            </mover>
            <mi>,</mi>
            <mi>…</mi>
            <mi>,</mi>
            <mover accent="true">
              <msub>
                <mi>v</mi>
                <mi>n</mi>
              </msub>
              <mo stretchy="false">⃗</mo>
            </mover>
          </mrow>
        </mrow>
        <mo fence="true" stretchy="false">}</mo>
      </mrow>
    </mrow>
    <annotation encoding="StarMath 5.0">B=lbrace vec v_ 1 , vec v_ 2,…, vec v_ n rbrace </annotation>
  </semantics>
</math>
</file>

<file path=Object 2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|</mo>
      </mrow>
      <mo stretchy="false">=</mo>
      <mrow>
        <mn>1</mn>
        <mo stretchy="false">+</mo>
        <mn>1</mn>
        <mo stretchy="false">+</mo>
        <mn>1</mn>
        <mo stretchy="false">+</mo>
        <mn>1</mn>
        <mo stretchy="false">−</mo>
        <mn>1</mn>
        <mo stretchy="false">+</mo>
        <mn>1</mn>
      </mrow>
      <mo stretchy="false">=</mo>
      <mn>4</mn>
    </mrow>
    <annotation encoding="StarMath 5.0">left lline matrix{1#1#1##1#-1#1##1#1#-1}right rline = 1+1+1+1-1+1=4
</annotation>
  </semantics>
</math>
</file>

<file path=Object 20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21</mn>
                  </msub>
                </mtd>
                <mtd>
                  <mo stretchy="false">⋯</mo>
                </mtd>
                <mtd>
                  <msub>
                    <mi>a</mi>
                    <mrow>
                      <mi>r</mi>
                      <mn>1</mn>
                    </mrow>
                  </msub>
                </mtd>
                <mtd>
                  <msub>
                    <mi>x</mi>
                    <mn>1</mn>
                  </msub>
                </mtd>
              </mtr>
              <mtr>
                <mtd>
                  <msub>
                    <mi>a</mi>
                    <mn>12</mn>
                  </msub>
                </mtd>
                <mtd>
                  <msub>
                    <mi>a</mi>
                    <mn>22</mn>
                  </msub>
                </mtd>
                <mtd>
                  <mo stretchy="false">⋯</mo>
                </mtd>
                <mtd>
                  <msub>
                    <mi>a</mi>
                    <mrow>
                      <mi>r</mi>
                      <mn>2</mn>
                    </mrow>
                  </msub>
                </mtd>
                <mtd>
                  <msub>
                    <mi>x</mi>
                    <mn>2</mn>
                  </msub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row/>
                </mtd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a</mi>
                    <mrow>
                      <mn>1</mn>
                      <mi>n</mi>
                    </mrow>
                  </msub>
                </mtd>
                <mtd>
                  <msub>
                    <mi>a</mi>
                    <mrow>
                      <mn>2</mn>
                      <mi>n</mi>
                    </mrow>
                  </msub>
                </mtd>
                <mtd>
                  <mo stretchy="false">⋯</mo>
                </mtd>
                <mtd>
                  <msub>
                    <mi>a</mi>
                    <mi mathvariant="italic">rn</mi>
                  </msub>
                </mtd>
                <mtd>
                  <msub>
                    <mi>x</mi>
                    <mi>n</mi>
                  </msub>
                </mtd>
              </mtr>
            </mtable>
          </mrow>
          <mo fence="true" stretchy="true">)</mo>
        </mrow>
        <mo stretchy="false">=</mo>
        <mi>r</mi>
      </mrow>
    </mrow>
    <annotation encoding="StarMath 5.0">rang left(
matrix{
a_11#a_21#dotsaxis#a_r1#x_1##
a_12#a_22#dotsaxis#a_r2#x_2##
dotsvert#dotsvert#{}#dotsvert#dotsvert##
a_1n#a_2n#dotsaxis#a_rn#x_n
}right)=r</annotation>
  </semantics>
</math>
</file>

<file path=Object 21/content.xml><?xml version="1.0" encoding="utf-8"?>
<math xmlns="http://www.w3.org/1998/Math/MathML" display="block">
  <semantics>
    <mrow>
      <mrow>
        <mover accent="true">
          <msub>
            <mi>u</mi>
            <mn>1</mn>
          </msub>
          <mo stretchy="false">⃗</mo>
        </mover>
        <msub>
          <mo stretchy="false">≡</mo>
          <mi>b</mi>
        </msub>
        <mrow>
          <mo fence="true" stretchy="false">(</mo>
          <mrow>
            <mrow>
              <msub>
                <mi>a</mi>
                <mn>11</mn>
              </msub>
              <mi>,</mi>
              <msub>
                <mi>a</mi>
                <mn>12</mn>
              </msub>
              <mi>,</mi>
              <mi>…</mi>
              <mi>,</mi>
              <msub>
                <mi>a</mi>
                <mrow>
                  <mn>1</mn>
                  <mi>n</mi>
                </mrow>
              </msub>
            </mrow>
          </mrow>
          <mo fence="true" stretchy="false">)</mo>
        </mrow>
      </mrow>
      <mi>,</mi>
      <mrow>
        <mover accent="true">
          <msub>
            <mi>u</mi>
            <mn>2</mn>
          </msub>
          <mo stretchy="false">⃗</mo>
        </mover>
        <msub>
          <mo stretchy="false">≡</mo>
          <mi>b</mi>
        </msub>
        <mrow>
          <mo fence="true" stretchy="false">(</mo>
          <mrow>
            <mrow>
              <msub>
                <mi>a</mi>
                <mn>21</mn>
              </msub>
              <mi>,</mi>
              <msub>
                <mi>a</mi>
                <mn>22</mn>
              </msub>
              <mi>,</mi>
              <mi>…</mi>
              <mi>,</mi>
              <msub>
                <mi>a</mi>
                <mrow>
                  <mn>2</mn>
                  <mi>n</mi>
                </mrow>
              </msub>
            </mrow>
          </mrow>
          <mo fence="true" stretchy="false">)</mo>
        </mrow>
      </mrow>
      <mi>,</mi>
      <mi>…</mi>
      <mi>,</mi>
      <mrow>
        <mover accent="true">
          <msub>
            <mi>u</mi>
            <mi>r</mi>
          </msub>
          <mo stretchy="false">⃗</mo>
        </mover>
        <msub>
          <mo stretchy="false">≡</mo>
          <mi>b</mi>
        </msub>
        <mrow>
          <mo fence="true" stretchy="false">(</mo>
          <mrow>
            <mrow>
              <msub>
                <mi>a</mi>
                <mrow>
                  <mi>r</mi>
                  <mn>1</mn>
                </mrow>
              </msub>
              <mi>,</mi>
              <msub>
                <mi>a</mi>
                <mrow>
                  <mi>r</mi>
                  <mn>2</mn>
                </mrow>
              </msub>
              <mi>,</mi>
              <mi>…</mi>
              <mi>,</mi>
              <msub>
                <mi>a</mi>
                <mi mathvariant="italic">rn</mi>
              </msub>
            </mrow>
          </mrow>
          <mo fence="true" stretchy="false">)</mo>
        </mrow>
      </mrow>
    </mrow>
    <annotation encoding="StarMath 5.0">vec u_1 equiv_b(a_11,a_12,…,a_1n), vec u_2 equiv_b(a_21,a_22,…,a_2n), …, vec u_r equiv_b(a_r1,a_r2,…,a_rn)</annotation>
  </semantics>
</math>
</file>

<file path=Object 22/content.xml><?xml version="1.0" encoding="utf-8"?>
<math xmlns="http://www.w3.org/1998/Math/MathML" display="block">
  <semantics>
    <mrow>
      <mrow>
        <mi>r</mi>
        <mo stretchy="false">=</mo>
        <mi mathvariant="italic">dim</mi>
      </mrow>
      <mrow>
        <mo fence="true" stretchy="false">(</mo>
        <mrow>
          <mi>u</mi>
        </mrow>
        <mo fence="true" stretchy="false">)</mo>
      </mrow>
    </mrow>
    <annotation encoding="StarMath 5.0">r=dim(u)</annotation>
  </semantics>
</math>
</file>

<file path=Object 23/content.xml><?xml version="1.0" encoding="utf-8"?>
<math xmlns="http://www.w3.org/1998/Math/MathML" display="block">
  <semantics>
    <mrow>
      <mover accent="true">
        <mi>x</mi>
        <mo stretchy="false">⃗</mo>
      </mover>
      <mo stretchy="false">∈</mo>
      <mi>V</mi>
    </mrow>
    <annotation encoding="StarMath 5.0">vec x in V </annotation>
  </semantics>
</math>
</file>

<file path=Object 24/content.xml><?xml version="1.0" encoding="utf-8"?>
<math xmlns="http://www.w3.org/1998/Math/MathML" display="block">
  <semantics>
    <mrow>
      <mover accent="true">
        <mi>x</mi>
        <mo stretchy="false">⃗</mo>
      </mover>
      <msub>
        <mi mathvariant="italic">equiz</mi>
        <mi>B</mi>
      </msub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i>…</mi>
            <mi>,</mi>
            <msub>
              <mi>x</mi>
              <mi>n</mi>
            </msub>
          </mrow>
        </mrow>
        <mo fence="true" stretchy="false">)</mo>
      </mrow>
    </mrow>
    <annotation encoding="StarMath 5.0">vec x equiz_B(x_1,x_2,…,x_n) </annotation>
  </semantics>
</math>
</file>

<file path=Object 25/content.xml><?xml version="1.0" encoding="utf-8"?>
<math xmlns="http://www.w3.org/1998/Math/MathML" display="block">
  <semantics>
    <mrow>
      <mover accent="true">
        <mi>x</mi>
        <mo stretchy="false">⃗</mo>
      </mover>
      <mo stretchy="false">∈</mo>
      <mi>U</mi>
    </mrow>
    <annotation encoding="StarMath 5.0"> vec x in U </annotation>
  </semantics>
</math>
</file>

<file path=Object 26/content.xml><?xml version="1.0" encoding="utf-8"?>
<math xmlns="http://www.w3.org/1998/Math/MathML" display="block">
  <semantics>
    <mrow>
      <msub>
        <mi>b</mi>
        <mn>11</mn>
      </msub>
      <mrow>
        <msub>
          <mi>x</mi>
          <mn>1</mn>
        </msub>
        <mo stretchy="false">+</mo>
        <msub>
          <mi>b</mi>
          <mn>12</mn>
        </msub>
      </mrow>
      <mrow>
        <msub>
          <mi>x</mi>
          <mn>2</mn>
        </msub>
        <mo stretchy="false">+</mo>
        <mn>...</mn>
        <mo stretchy="false">+</mo>
        <msub>
          <mi>b</mi>
          <mrow>
            <mn>1</mn>
            <mi>n</mi>
          </mrow>
        </msub>
      </mrow>
      <mrow>
        <msub>
          <mi>x</mi>
          <mi>n</mi>
        </msub>
        <mo stretchy="false">=</mo>
        <mn>0</mn>
      </mrow>
    </mrow>
    <annotation encoding="StarMath 5.0">b_11 x_ 1+ b_12 x_ 2+...+ b_1n x_ n=0</annotation>
  </semantics>
</math>
</file>

<file path=Object 27/content.xml><?xml version="1.0" encoding="utf-8"?>
<math xmlns="http://www.w3.org/1998/Math/MathML" display="block">
  <semantics>
    <mrow>
      <msub>
        <mi>b</mi>
        <mrow>
          <mrow>
            <mi>n</mi>
            <mo stretchy="false">−</mo>
            <mi>r</mi>
          </mrow>
          <mi>,</mi>
          <mn>1</mn>
        </mrow>
      </msub>
      <mrow>
        <msub>
          <mi>x</mi>
          <mn>1</mn>
        </msub>
        <mo stretchy="false">+</mo>
        <msub>
          <mi>b</mi>
          <mrow>
            <mrow>
              <mi>n</mi>
              <mo stretchy="false">−</mo>
              <mi>r</mi>
            </mrow>
            <mn>,2</mn>
          </mrow>
        </msub>
      </mrow>
      <msub>
        <mi>x</mi>
        <mn>2</mn>
      </msub>
      <mi>…</mi>
      <msub>
        <mi>b</mi>
        <mrow>
          <mrow>
            <mi>n</mi>
            <mo stretchy="false">−</mo>
            <mi>r</mi>
          </mrow>
          <mi>,</mi>
          <mi>n</mi>
        </mrow>
      </msub>
      <mrow>
        <msub>
          <mi>x</mi>
          <mi>n</mi>
        </msub>
        <mo stretchy="false">=</mo>
        <mn>0</mn>
      </mrow>
    </mrow>
    <annotation encoding="StarMath 5.0">b_{n-r, 1} x_ 1 + b_{n-r,2} x_ 2… b_{n-r,n} x_ n=0</annotation>
  </semantics>
</math>
</file>

<file path=Object 28/content.xml><?xml version="1.0" encoding="utf-8"?>
<math xmlns="http://www.w3.org/1998/Math/MathML" display="block">
  <semantics>
    <mo stretchy="false">⋮</mo>
    <annotation encoding="StarMath 5.0">dotsvert</annotation>
  </semantics>
</math>
</file>

<file path=Object 29/content.xml><?xml version="1.0" encoding="utf-8"?>
<math xmlns="http://www.w3.org/1998/Math/MathML" display="block">
  <semantics>
    <msup>
      <mi mathvariant="normal">ℝ</mi>
      <mn>3</mn>
    </msup>
    <annotation encoding="StarMath 5.0">setr ^ 3 </annotation>
  </semantics>
</math>
</file>

<file path=Object 3/content.xml><?xml version="1.0" encoding="utf-8"?>
<math xmlns="http://www.w3.org/1998/Math/MathML" display="block">
  <semantics>
    <mrow>
      <mfrac>
        <mn>1</mn>
        <mn>4</mn>
      </mfrac>
      <mrow>
        <mo fence="true" stretchy="true">(</mo>
        <mrow>
          <mrow>
            <mspace width="2em"/>
            <mrow>
              <mo fence="true" stretchy="true">|</mo>
              <mrow>
                <mtable>
                  <mtr>
                    <mtd>
                      <mn>1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1</mn>
                    </mtd>
                  </mtr>
                  <mtr>
                    <mtd>
                      <mn>2</mn>
                    </mtd>
                    <mtd>
                      <mn>1</mn>
                    </mtd>
                    <mtd>
                      <mrow>
                        <mo stretchy="false">−</mo>
                        <mn>1</mn>
                      </mrow>
                    </mtd>
                  </mtr>
                </mtable>
              </mrow>
              <mo fence="true" stretchy="true">|</mo>
            </mrow>
            <mi>,</mi>
            <mrow>
              <mo fence="true" stretchy="true">|</mo>
              <mrow>
                <mtable>
                  <mtr>
                    <mtd>
                      <mn>1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1</mn>
                    </mtd>
                    <mtd>
                      <mn>0</mn>
                    </mtd>
                    <mtd>
                      <mn>1</mn>
                    </mtd>
                  </mtr>
                  <mtr>
                    <mtd>
                      <mn>1</mn>
                    </mtd>
                    <mtd>
                      <mn>2</mn>
                    </mtd>
                    <mtd>
                      <mrow>
                        <mo stretchy="false">−</mo>
                        <mn>1</mn>
                      </mrow>
                    </mtd>
                  </mtr>
                </mtable>
              </mrow>
              <mo fence="true" stretchy="true">|</mo>
            </mrow>
            <mi>,</mi>
            <mrow>
              <mo fence="true" stretchy="true">|</mo>
              <mrow>
                <mtable>
                  <mtr>
                    <mtd>
                      <mn>1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1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0</mn>
                    </mtd>
                  </mtr>
                  <mtr>
                    <mtd>
                      <mn>1</mn>
                    </mtd>
                    <mtd>
                      <mn>1</mn>
                    </mtd>
                    <mtd>
                      <mn>2</mn>
                    </mtd>
                  </mtr>
                </mtable>
              </mrow>
              <mo fence="true" stretchy="true">|</mo>
            </mrow>
            <mspace width="2em"/>
          </mrow>
        </mrow>
        <mo fence="true" stretchy="true">)</mo>
      </mrow>
    </mrow>
    <annotation encoding="StarMath 5.0">1 over 4  left ( ~left lline matrix{1#1#1##0#-1#1##2#1#-1}right rline, left lline matrix{1#1#1##1#0#1##1#2#-1}right rline, left lline matrix{1#1#1##1#-1#0##1#1#2}right rline ~right ) </annotation>
  </semantics>
</math>
</file>

<file path=Object 30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o fence="true" stretchy="false">(</mo>
              <mrow>
                <mn>1,1,0</mn>
              </mrow>
              <mo fence="true" stretchy="false">)</mo>
            </mrow>
            <mi>,</mi>
            <mrow>
              <mo fence="true" stretchy="false">(</mo>
              <mrow>
                <mn>1,0,1</mn>
              </mrow>
              <mo fence="true" stretchy="false">)</mo>
            </mrow>
            <mi>,</mi>
            <mrow>
              <mo fence="true" stretchy="false">(</mo>
              <mrow>
                <mn>0,1,1</mn>
              </mrow>
              <mo fence="true" stretchy="false">)</mo>
            </mrow>
          </mrow>
        </mrow>
        <mo fence="true" stretchy="false">}</mo>
      </mrow>
    </mrow>
    <annotation encoding="StarMath 5.0"> B=lbrace (1,1,0),(1,0,1),(0,1,1) rbrace </annotation>
  </semantics>
</math>
</file>

<file path=Object 31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2,1</mn>
            </mrow>
            <mo fence="true" stretchy="false">)</mo>
          </mrow>
          <mi>,</mi>
          <mrow>
            <mo fence="true" stretchy="false">(</mo>
            <mrow>
              <mn>2,4,2</mn>
            </mrow>
            <mo fence="true" stretchy="false">)</mo>
          </mrow>
        </mrow>
      </mrow>
      <mo fence="true" stretchy="false">}</mo>
    </mrow>
    <annotation encoding="StarMath 5.0"> lbrace(1,2,1),(2,4,2) rbrace</annotation>
  </semantics>
</math>
</file>

<file path=Object 32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o fence="true" stretchy="false">(</mo>
            <mrow>
              <mn>1,2,1</mn>
            </mrow>
            <mo fence="true" stretchy="false">)</mo>
          </mrow>
        </mrow>
        <mo fence="true" stretchy="false">}</mo>
      </mrow>
    </mrow>
    <annotation encoding="StarMath 5.0">B_u=lbrace(1,2,1)rbrace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n>1,2,1</mn>
        </mrow>
        <mo fence="true" stretchy="false">)</mo>
      </mrow>
      <msub>
        <mo stretchy="false">≡</mo>
        <mi>B</mi>
      </msub>
      <mrow>
        <mo fence="true" stretchy="false">(</mo>
        <mrow>
          <mn>1,0,1</mn>
        </mrow>
        <mo fence="true" stretchy="false">)</mo>
      </mrow>
    </mrow>
    <annotation encoding="StarMath 5.0">(1,2,1) equiv_B (1,0,1)</annotation>
  </semantics>
</math>
</file>

<file path=Object 34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i>x</mi>
                </mtd>
              </mtr>
              <mtr>
                <mtd>
                  <mn>0</mn>
                </mtd>
                <mtd>
                  <mi>y</mi>
                </mtd>
              </mtr>
              <mtr>
                <mtd>
                  <mn>1</mn>
                </mtd>
                <mtd>
                  <mi>z</mi>
                </mtd>
              </mtr>
            </mtable>
          </mrow>
          <mo fence="true" stretchy="true">)</mo>
        </mrow>
        <mo stretchy="false">=</mo>
        <mn>1</mn>
      </mrow>
    </mrow>
    <annotation encoding="StarMath 5.0">rang left ( matrix{1#x##0#y##1#z}right ) = 1
</annotation>
  </semantics>
</math>
</file>

<file path=Object 35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i>x</mi>
              </mtd>
            </mtr>
            <mtr>
              <mtd>
                <mn>0</mn>
              </mtd>
              <mtd>
                <mi>y</mi>
              </mtd>
            </mtr>
          </mtable>
        </mrow>
        <mo fence="true" stretchy="true">|</mo>
      </mrow>
      <mo stretchy="false">=</mo>
      <mn>0</mn>
    </mrow>
    <annotation encoding="StarMath 5.0">left lline matrix{1#x##0#y}right rline = 0</annotation>
  </semantics>
</math>
</file>

<file path=Object 36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i>x</mi>
              </mtd>
            </mtr>
            <mtr>
              <mtd>
                <mn>1</mn>
              </mtd>
              <mtd>
                <mi>z</mi>
              </mtd>
            </mtr>
          </mtable>
        </mrow>
        <mo fence="true" stretchy="true">|</mo>
      </mrow>
      <mo stretchy="false">=</mo>
      <mn>0</mn>
    </mrow>
    <annotation encoding="StarMath 5.0">left lline matrix{1#x##1#z}right rline = 0</annotation>
  </semantics>
</math>
</file>

<file path=Object 37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2,3,1</mn>
            </mrow>
            <mo fence="true" stretchy="false">)</mo>
          </mrow>
          <mi>,</mi>
          <mrow>
            <mo fence="true" stretchy="false">(</mo>
            <mrow>
              <mn>1,1,1,1</mn>
            </mrow>
            <mo fence="true" stretchy="false">)</mo>
          </mrow>
          <mi>,</mi>
          <mrow>
            <mo fence="true" stretchy="false">(</mo>
            <mrow>
              <mn>3,5,7,3</mn>
            </mrow>
            <mo fence="true" stretchy="false">)</mo>
          </mrow>
        </mrow>
      </mrow>
      <mo fence="true" stretchy="false">}</mo>
    </mrow>
    <annotation encoding="StarMath 5.0">lbrace (1,2,3,1),(1,1,1,1),(3,5,7,3) rbrace</annotation>
  </semantics>
</math>
</file>

<file path=Object 38/content.xml><?xml version="1.0" encoding="utf-8"?>
<math xmlns="http://www.w3.org/1998/Math/MathML" display="block">
  <semantics>
    <msup>
      <mi mathvariant="normal">ℚ</mi>
      <mn>4</mn>
    </msup>
    <annotation encoding="StarMath 5.0"> setq^4 </annotation>
  </semantics>
</math>
</file>

<file path=Object 3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3</mn>
              </mtd>
              <mtd>
                <mn>5</mn>
              </mtd>
              <mtd>
                <mn>7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1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1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 left ( matrix{1#2#3#1##1#1#1#1##3#5#7#3}right ) sim  left ( matrix{1#2#3#1##0#-1#-2#0##0#-1#-2#0}right )sim left ( matrix{1#2#3#1##0#-1#-2#0##0#0#0#0}right )
</annotation>
  </semantics>
</math>
</file>

<file path=Object 4/content.xml><?xml version="1.0" encoding="utf-8"?>
<math xmlns="http://www.w3.org/1998/Math/MathML" display="block">
  <semantics>
    <mrow>
      <mfrac>
        <mn>1</mn>
        <mn>4</mn>
      </mfrac>
      <mrow>
        <mrow>
          <mo fence="true" stretchy="false">(</mo>
          <mrow>
            <mrow>
              <mn>4,2</mn>
              <mrow>
                <mi>,</mi>
                <mo stretchy="false">−</mo>
                <mn>2</mn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n>1</mn>
              <mi>,</mi>
              <mfrac>
                <mn>1</mn>
                <mn>2</mn>
              </mfrac>
              <mrow>
                <mi>,</mi>
                <mo stretchy="false">−</mo>
                <mfrac>
                  <mn>1</mn>
                  <mn>2</mn>
                </mfrac>
              </mrow>
            </mrow>
          </mrow>
          <mo fence="true" stretchy="false">)</mo>
        </mrow>
      </mrow>
    </mrow>
    <annotation encoding="StarMath 5.0">1 over 4 ( 4,2,-2 )=( 1 , 1 over 2 , -1 over 2 )</annotation>
  </semantics>
</math>
</file>

<file path=Object 40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i>x</mi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  <mtd>
                  <mi>y</mi>
                </mtd>
              </mtr>
              <mtr>
                <mtd>
                  <mn>3</mn>
                </mtd>
                <mtd>
                  <mrow>
                    <mo stretchy="false">−</mo>
                    <mn>2</mn>
                  </mrow>
                </mtd>
                <mtd>
                  <mi>z</mi>
                </mtd>
              </mtr>
              <mtr>
                <mtd>
                  <mn>1</mn>
                </mtd>
                <mtd>
                  <mn>0</mn>
                </mtd>
                <mtd>
                  <mi>t</mi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 ( matrix{1#0#x##2#-1#y##3#-2#z##1#0#t}right )=2
</annotation>
  </semantics>
</math>
</file>

<file path=Object 41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row>
              <mo fence="true" stretchy="false">(</mo>
              <mrow>
                <mn>1,2,3,1</mn>
              </mrow>
              <mo fence="true" stretchy="false">)</mo>
            </mrow>
            <mi>,</mi>
            <mrow>
              <mo fence="true" stretchy="false">(</mo>
              <mrow>
                <mrow>
                  <mn>0</mn>
                  <mrow>
                    <mi>,</mi>
                    <mo stretchy="false">−</mo>
                    <mn>1</mn>
                  </mrow>
                  <mrow>
                    <mi>,</mi>
                    <mo stretchy="false">−</mo>
                    <mn>2,0</mn>
                  </mrow>
                </mrow>
              </mrow>
              <mo fence="true" stretchy="false">)</mo>
            </mrow>
          </mrow>
        </mrow>
        <mo fence="true" stretchy="false">}</mo>
      </mrow>
    </mrow>
    <annotation encoding="StarMath 5.0">B_u= lbrace(1,2,3,1),(0,-1,-2,0) rbrace </annotation>
  </semantics>
</math>
</file>

<file path=Object 42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0</mn>
              </mtd>
              <mtd>
                <mi>x</mi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  <mtd>
                <mi>y</mi>
              </mtd>
            </mtr>
            <mtr>
              <mtd>
                <mn>3</mn>
              </mtd>
              <mtd>
                <mrow>
                  <mo stretchy="false">−</mo>
                  <mn>2</mn>
                </mrow>
              </mtd>
              <mtd>
                <mi>z</mi>
              </mtd>
            </mtr>
          </mtable>
        </mrow>
        <mo fence="true" stretchy="true">|</mo>
      </mrow>
      <mo stretchy="false">=</mo>
      <mn>0</mn>
    </mrow>
    <annotation encoding="StarMath 5.0">left lline matrix{1#0#x##2#-1#y##3#-2#z}right rline =0
</annotation>
  </semantics>
</math>
</file>

<file path=Object 43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0</mn>
              </mtd>
              <mtd>
                <mi>x</mi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  <mtd>
                <mi>y</mi>
              </mtd>
            </mtr>
            <mtr>
              <mtd>
                <mn>1</mn>
              </mtd>
              <mtd>
                <mn>0</mn>
              </mtd>
              <mtd>
                <mi>t</mi>
              </mtd>
            </mtr>
          </mtable>
        </mrow>
        <mo fence="true" stretchy="true">|</mo>
      </mrow>
      <mo stretchy="false">=</mo>
      <mn>0</mn>
    </mrow>
    <annotation encoding="StarMath 5.0">left lline matrix{1#0#x##2#-1#y##1#0#t}right rline =0
</annotation>
  </semantics>
</math>
</file>

<file path=Object 44/content.xml><?xml version="1.0" encoding="utf-8"?>
<math xmlns="http://www.w3.org/1998/Math/MathML" display="block">
  <semantics>
    <mrow>
      <mi>U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  <mi>,</mi>
                    <mi>t</mi>
                  </mrow>
                </mrow>
                <mo fence="true" stretchy="false">)</mo>
              </mrow>
              <mo stretchy="false">∈</mo>
              <msup>
                <mi mathvariant="normal">ℚ</mi>
                <mn>4</mn>
              </msup>
            </mrow>
            <mspace width="2em"/>
            <mi mathvariant="italic">tq</mi>
            <mspace width="2em"/>
            <mrow>
              <mi>x</mi>
              <mo stretchy="false">+</mo>
              <mn>2</mn>
            </mrow>
            <mrow>
              <mrow>
                <mi>y</mi>
                <mo stretchy="false">−</mo>
                <mi>z</mi>
              </mrow>
              <mo stretchy="false">=</mo>
              <mn>0,</mn>
            </mrow>
            <mrow>
              <mrow>
                <mi>x</mi>
                <mo stretchy="false">−</mo>
                <mi>t</mi>
              </mrow>
              <mo stretchy="false">=</mo>
              <mn>0</mn>
            </mrow>
          </mrow>
        </mrow>
        <mo fence="true" stretchy="false">}</mo>
      </mrow>
    </mrow>
    <annotation encoding="StarMath 5.0"> U= lbrace(x,y,z,t) in setq^ 4 ~tq~ x+2y-z=0, x-t=0 rbrace</annotation>
  </semantics>
</math>
</file>

<file path=Object 45/content.xml><?xml version="1.0" encoding="utf-8"?>
<math xmlns="http://www.w3.org/1998/Math/MathML" display="block">
  <semantics>
    <mrow>
      <mi>W</mi>
      <mo stretchy="false">=</mo>
      <mrow>
        <mo fence="true" stretchy="false">⟨</mo>
        <mrow>
          <mrow>
            <mo fence="true" stretchy="false">{</mo>
            <mrow>
              <mrow>
                <mrow>
                  <mo fence="true" stretchy="false">(</mo>
                  <mrow>
                    <mn>1,4,3</mn>
                  </mrow>
                  <mo fence="true" stretchy="false">)</mo>
                </mrow>
                <mi>,</mi>
                <mrow>
                  <mo fence="true" stretchy="false">(</mo>
                  <mrow>
                    <mn>0,0,4</mn>
                  </mrow>
                  <mo fence="true" stretchy="false">)</mo>
                </mrow>
              </mrow>
            </mrow>
            <mo fence="true" stretchy="false">}</mo>
          </mrow>
        </mrow>
        <mo fence="true" stretchy="false">⟩</mo>
      </mrow>
    </mrow>
    <annotation encoding="StarMath 5.0">W = langle lbrace(1,4,3),(0,0,4) rbrace rangle</annotation>
  </semantics>
</math>
</file>

<file path=Object 46/content.xml><?xml version="1.0" encoding="utf-8"?>
<math xmlns="http://www.w3.org/1998/Math/MathML" display="block">
  <semantics>
    <mrow>
      <mi>U</mi>
      <mo stretchy="false">=</mo>
      <mrow>
        <mo fence="true" stretchy="false">⟨</mo>
        <mrow>
          <mrow>
            <mo fence="true" stretchy="false">{</mo>
            <mrow>
              <mrow>
                <mrow>
                  <mo fence="true" stretchy="false">(</mo>
                  <mrow>
                    <mn>1,1,1</mn>
                  </mrow>
                  <mo fence="true" stretchy="false">)</mo>
                </mrow>
                <mi>,</mi>
                <mrow>
                  <mo fence="true" stretchy="false">(</mo>
                  <mrow>
                    <mn>1,2,1</mn>
                  </mrow>
                  <mo fence="true" stretchy="false">)</mo>
                </mrow>
              </mrow>
            </mrow>
            <mo fence="true" stretchy="false">}</mo>
          </mrow>
        </mrow>
        <mo fence="true" stretchy="false">⟩</mo>
      </mrow>
    </mrow>
    <annotation encoding="StarMath 5.0">U=langle lbrace(1,1,1),(1,2,1) rbrace rangle</annotation>
  </semantics>
</math>
</file>

<file path=Object 47/content.xml><?xml version="1.0" encoding="utf-8"?>
<math xmlns="http://www.w3.org/1998/Math/MathML" display="block">
  <semantics>
    <mrow>
      <mi>U</mi>
      <mo stretchy="false">∩</mo>
      <mi>W</mi>
    </mrow>
    <annotation encoding="StarMath 5.0"> U intersection W</annotation>
  </semantics>
</math>
</file>

<file path=Object 48/content.xml><?xml version="1.0" encoding="utf-8"?>
<math xmlns="http://www.w3.org/1998/Math/MathML" display="block">
  <semantics>
    <msubsup>
      <mi mathvariant="normal">ℤ</mi>
      <mn>5</mn>
      <mn>3</mn>
    </msubsup>
    <annotation encoding="StarMath 5.0"> setz_ 5 ^ 3</annotation>
  </semantics>
</math>
</file>

<file path=Object 49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  <mtd>
                  <mi>x</mi>
                </mtd>
              </mtr>
              <mtr>
                <mtd>
                  <mn>1</mn>
                </mtd>
                <mtd>
                  <mn>2</mn>
                </mtd>
                <mtd>
                  <mi>y</mi>
                </mtd>
              </mtr>
              <mtr>
                <mtd>
                  <mn>1</mn>
                </mtd>
                <mtd>
                  <mn>1</mn>
                </mtd>
                <mtd>
                  <mi>z</mi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 ( matrix{1#1#x##1#2#y##1#1#z}right )=2
</annotation>
  </semantics>
</math>
</file>

<file path=Object 5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2</mn>
                </mtd>
              </mtr>
            </mtable>
          </mrow>
          <mo fence="true" stretchy="true">)</mo>
        </mrow>
        <mo stretchy="false">=</mo>
        <mn>2</mn>
      </mrow>
    </mrow>
    <annotation encoding="StarMath 5.0"> rang left(matrix{1#1#1##1#1#2}right)=2</annotation>
  </semantics>
</math>
</file>

<file path=Object 50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1</mn>
              </mtd>
              <mtd>
                <mi>x</mi>
              </mtd>
            </mtr>
            <mtr>
              <mtd>
                <mn>1</mn>
              </mtd>
              <mtd>
                <mn>2</mn>
              </mtd>
              <mtd>
                <mi>y</mi>
              </mtd>
            </mtr>
            <mtr>
              <mtd>
                <mn>1</mn>
              </mtd>
              <mtd>
                <mn>1</mn>
              </mtd>
              <mtd>
                <mi>z</mi>
              </mtd>
            </mtr>
          </mtable>
        </mrow>
        <mo fence="true" stretchy="true">|</mo>
      </mrow>
      <mo stretchy="false">=</mo>
      <mn>0</mn>
    </mrow>
    <annotation encoding="StarMath 5.0">left lline matrix{1#1#x##1#2#y##1#1#z}right rline =0
</annotation>
  </semantics>
</math>
</file>

<file path=Object 51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i>x</mi>
                </mtd>
              </mtr>
              <mtr>
                <mtd>
                  <mn>4</mn>
                </mtd>
                <mtd>
                  <mn>0</mn>
                </mtd>
                <mtd>
                  <mi>y</mi>
                </mtd>
              </mtr>
              <mtr>
                <mtd>
                  <mn>3</mn>
                </mtd>
                <mtd>
                  <mn>4</mn>
                </mtd>
                <mtd>
                  <mi>z</mi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 ( matrix{1#0#x##4#0#y##3#4#z}right )=2
</annotation>
  </semantics>
</math>
</file>

<file path=Object 52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0</mn>
              </mtd>
              <mtd>
                <mi>x</mi>
              </mtd>
            </mtr>
            <mtr>
              <mtd>
                <mn>4</mn>
              </mtd>
              <mtd>
                <mn>0</mn>
              </mtd>
              <mtd>
                <mi>y</mi>
              </mtd>
            </mtr>
            <mtr>
              <mtd>
                <mn>3</mn>
              </mtd>
              <mtd>
                <mn>4</mn>
              </mtd>
              <mtd>
                <mi>z</mi>
              </mtd>
            </mtr>
          </mtable>
        </mrow>
        <mo fence="true" stretchy="true">|</mo>
      </mrow>
      <mo stretchy="false">=</mo>
      <mn>2</mn>
    </mrow>
    <annotation encoding="StarMath 5.0">left lline matrix{1#0#x##4#0#y##3#4#z}right rline=2
</annotation>
  </semantics>
</math>
</file>

<file path=Object 53/content.xml><?xml version="1.0" encoding="utf-8"?>
<math xmlns="http://www.w3.org/1998/Math/MathML" display="block">
  <semantics>
    <mrow>
      <mrow>
        <mi>U</mi>
        <mo stretchy="false">∩</mo>
        <mi>W</mi>
      </mrow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∈</mo>
              <msubsup>
                <mi mathvariant="normal">ℤ</mi>
                <mn>5</mn>
                <mn>3</mn>
              </msubsup>
            </mrow>
            <mspace width="0.5em"/>
            <mi mathvariant="italic">tq</mi>
            <mspace width="0.5em"/>
            <mn>4</mn>
            <mrow>
              <mrow>
                <mi>x</mi>
                <mo stretchy="false">+</mo>
                <mi>z</mi>
              </mrow>
              <mo stretchy="false">=</mo>
              <mn>0,</mn>
            </mrow>
            <mrow>
              <mrow>
                <mi>x</mi>
                <mo stretchy="false">+</mo>
                <mi>y</mi>
              </mrow>
              <mo stretchy="false">=</mo>
              <mn>0</mn>
            </mrow>
          </mrow>
        </mrow>
        <mo fence="true" stretchy="false">}</mo>
      </mrow>
    </mrow>
    <annotation encoding="StarMath 5.0">U intersection W =lbrace (x,y,z) in setz_5 ^ 3 `tq` 4x+z=0, x+y=0 rbrace</annotation>
  </semantics>
</math>
</file>

<file path=Object 54/content.xml><?xml version="1.0" encoding="utf-8"?>
<math xmlns="http://www.w3.org/1998/Math/MathML" display="block">
  <semantics>
    <mrow>
      <mi>W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∈</mo>
              <msubsup>
                <mi mathvariant="normal">ℤ</mi>
                <mn>5</mn>
                <mn>3</mn>
              </msubsup>
            </mrow>
            <mspace width="0.5em"/>
            <mi mathvariant="italic">tq</mi>
            <mspace width="0.5em"/>
            <mrow>
              <mrow>
                <mi>x</mi>
                <mo stretchy="false">+</mo>
                <mi>y</mi>
              </mrow>
              <mo stretchy="false">=</mo>
              <mn>0</mn>
            </mrow>
          </mrow>
        </mrow>
        <mo fence="true" stretchy="false">}</mo>
      </mrow>
    </mrow>
    <annotation encoding="StarMath 5.0">W=lbrace (x,y,z) in setz_5 ^ 3 `tq` x+y=0 rbrace</annotation>
  </semantics>
</math>
</file>

<file path=Object 55/content.xml><?xml version="1.0" encoding="utf-8"?>
<math xmlns="http://www.w3.org/1998/Math/MathML" display="block">
  <semantics>
    <mrow>
      <mi>U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∈</mo>
              <msubsup>
                <mi mathvariant="normal">ℤ</mi>
                <mn>5</mn>
                <mn>3</mn>
              </msubsup>
            </mrow>
            <mspace width="0.5em"/>
            <mi mathvariant="italic">tq</mi>
            <mspace width="0.5em"/>
            <mn>4</mn>
            <mrow>
              <mrow>
                <mi>x</mi>
                <mo stretchy="false">+</mo>
                <mi>z</mi>
              </mrow>
              <mo stretchy="false">=</mo>
              <mn>0</mn>
            </mrow>
          </mrow>
        </mrow>
        <mo fence="true" stretchy="false">}</mo>
      </mrow>
    </mrow>
    <annotation encoding="StarMath 5.0">U=lbrace (x,y,z) in setz_5 ^ 3 `tq` 4x+z=0 rbrace</annotation>
  </semantics>
</math>
</file>

<file path=Object 56/content.xml><?xml version="1.0" encoding="utf-8"?>
<math xmlns="http://www.w3.org/1998/Math/MathML" display="block">
  <semantics>
    <mrow>
      <msub>
        <mi>B</mi>
        <mrow>
          <mi>U</mi>
          <mo stretchy="false">∩</mo>
          <mi>W</mi>
        </mrow>
      </msub>
      <mo stretchy="false">=</mo>
      <mrow>
        <mo fence="true" stretchy="false">{</mo>
        <mrow>
          <mrow>
            <mo fence="true" stretchy="false">(</mo>
            <mrow>
              <mn>1,4,1</mn>
            </mrow>
            <mo fence="true" stretchy="false">)</mo>
          </mrow>
        </mrow>
        <mo fence="true" stretchy="false">}</mo>
      </mrow>
    </mrow>
    <annotation encoding="StarMath 5.0">B_{U intersection W}=lbrace (1,4,1) rbrace</annotation>
  </semantics>
</math>
</file>

<file path=Object 57/content.xml><?xml version="1.0" encoding="utf-8"?>
<math xmlns="http://www.w3.org/1998/Math/MathML" display="block">
  <semantics>
    <mrow>
      <mi mathvariant="italic">dim</mi>
      <mrow>
        <mi>U</mi>
        <mo stretchy="false">∩</mo>
        <mi>W</mi>
      </mrow>
    </mrow>
    <annotation encoding="StarMath 5.0">dim U intersection W </annotation>
  </semantics>
</math>
</file>

<file path=Object 58/content.xml><?xml version="1.0" encoding="utf-8"?>
<math xmlns="http://www.w3.org/1998/Math/MathML" display="block">
  <semantics>
    <mrow>
      <mi>U</mi>
      <mo stretchy="false">∩</mo>
      <mi>W</mi>
    </mrow>
    <annotation encoding="StarMath 5.0"> U intersection W </annotation>
  </semantics>
</math>
</file>

<file path=Object 59/content.xml><?xml version="1.0" encoding="utf-8"?>
<math xmlns="http://www.w3.org/1998/Math/MathML" display="block">
  <semantics>
    <mrow>
      <mi>U</mi>
      <mo stretchy="false">∩</mo>
      <mi>W</mi>
    </mrow>
    <annotation encoding="StarMath 5.0"> U intersection W </annotation>
  </semantics>
</math>
</file>

<file path=Object 6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3</mn>
                </mtd>
              </mtr>
              <mtr>
                <mtd>
                  <mn>1</mn>
                </mtd>
                <mtd>
                  <mn>1</mn>
                </mtd>
                <mtd>
                  <mn>2</mn>
                </mtd>
                <mtd>
                  <mn>1</mn>
                </mtd>
              </mtr>
            </mtable>
          </mrow>
          <mo fence="true" stretchy="true">)</mo>
        </mrow>
        <mo stretchy="false">=</mo>
        <mn>2</mn>
      </mrow>
    </mrow>
    <annotation encoding="StarMath 5.0"> rang left(matrix{1#1#1#3##1#1#2#1}right)=2</annotation>
  </semantics>
</math>
</file>

<file path=Object 60/content.xml><?xml version="1.0" encoding="utf-8"?>
<math xmlns="http://www.w3.org/1998/Math/MathML" display="block">
  <semantics>
    <msub>
      <mi>M</mi>
      <mi>i</mi>
    </msub>
    <annotation encoding="StarMath 5.0">M_i </annotation>
  </semantics>
</math>
</file>

<file path=Object 61/content.xml><?xml version="1.0" encoding="utf-8"?>
<math xmlns="http://www.w3.org/1998/Math/MathML" display="block">
  <semantics>
    <mi mathvariant="normal">ℝ</mi>
    <annotation encoding="StarMath 5.0"> setr </annotation>
  </semantics>
</math>
</file>

<file path=Object 62/content.xml><?xml version="1.0" encoding="utf-8"?>
<math xmlns="http://www.w3.org/1998/Math/MathML" display="block">
  <semantics>
    <mi mathvariant="normal">ℝ</mi>
    <annotation encoding="StarMath 5.0"> setr</annotation>
  </semantics>
</math>
</file>

<file path=Object 7/content.xml><?xml version="1.0" encoding="utf-8"?>
<math xmlns="http://www.w3.org/1998/Math/MathML" display="block">
  <semantics>
    <msub>
      <mi mathvariant="normal">ℤ</mi>
      <mn>5</mn>
    </msub>
    <annotation encoding="StarMath 5.0">setz_5</annotation>
  </semantics>
</math>
</file>

<file path=Object 8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</mtr>
          </mtable>
        </mrow>
        <mo fence="true" stretchy="true">|</mo>
      </mrow>
      <mo stretchy="false">=</mo>
      <mn>1</mn>
    </mrow>
    <annotation encoding="StarMath 5.0">left lline matrix{1#1##1#2}right rline = 1</annotation>
  </semantics>
</math>
</file>

<file path=Object 9/content.xml><?xml version="1.0" encoding="utf-8"?>
<math xmlns="http://www.w3.org/1998/Math/MathML" display="block">
  <semantics>
    <mrow>
      <msup>
        <mn>1</mn>
        <mrow>
          <mo stretchy="false">−</mo>
          <mn>1</mn>
        </mrow>
      </msup>
      <mrow>
        <mrow>
          <mo fence="true" stretchy="true">(</mo>
          <mrow>
            <mrow>
              <mspace width="2em"/>
              <mrow>
                <mo fence="true" stretchy="true">|</mo>
                <mrow>
                  <mtable>
                    <mtr>
                      <mtd>
                        <mrow>
                          <mrow>
                            <mn>3</mn>
                            <mo stretchy="false">+</mo>
                            <mn>4</mn>
                          </mrow>
                          <mi>y</mi>
                        </mrow>
                      </mtd>
                      <mtd>
                        <mn>1</mn>
                      </mtd>
                    </mtr>
                    <mtr>
                      <mtd>
                        <mrow>
                          <mrow>
                            <mn>1</mn>
                            <mo stretchy="false">+</mo>
                            <mn>4</mn>
                          </mrow>
                          <mi>y</mi>
                        </mrow>
                      </mtd>
                      <mtd>
                        <mn>2</mn>
                      </mtd>
                    </mtr>
                  </mtable>
                </mrow>
                <mo fence="true" stretchy="true">|</mo>
              </mrow>
              <mi>,</mi>
              <mrow>
                <mo fence="true" stretchy="true">|</mo>
                <mrow>
                  <mtable>
                    <mtr>
                      <mtd>
                        <mn>1</mn>
                      </mtd>
                      <mtd>
                        <mrow>
                          <mrow>
                            <mn>3</mn>
                            <mo stretchy="false">+</mo>
                            <mn>4</mn>
                          </mrow>
                          <mi>y</mi>
                        </mrow>
                      </mtd>
                    </mtr>
                    <mtr>
                      <mtd>
                        <mn>1</mn>
                      </mtd>
                      <mtd>
                        <mrow>
                          <mrow>
                            <mn>1</mn>
                            <mo stretchy="false">+</mo>
                            <mn>4</mn>
                          </mrow>
                          <mi>y</mi>
                        </mrow>
                      </mtd>
                    </mtr>
                  </mtable>
                </mrow>
                <mo fence="true" stretchy="true">|</mo>
              </mrow>
              <mspace width="2em"/>
            </mrow>
          </mrow>
          <mo fence="true" stretchy="true">)</mo>
        </mrow>
        <mo stretchy="false">=</mo>
        <mrow>
          <mo fence="true" stretchy="false">(</mo>
          <mrow>
            <mrow>
              <mn>4</mn>
              <mi>y</mi>
              <mn>,3</mn>
            </mrow>
          </mrow>
          <mo fence="true" stretchy="false">)</mo>
        </mrow>
      </mrow>
    </mrow>
    <annotation encoding="StarMath 5.0">1 ^ -1  left ( ~left lline matrix{3+4y#1##1+4y#2}right rline, left lline matrix{1#3+4y##1#1+4y}right rline ~right ) =( 4y,3 )</annotation>
  </semantics>
</math>
</file>